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Mono1" svg:font-family="'Liberation Mono'"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231cm" style:rel-column-width="4585*"/>
    </style:style>
    <style:style style:name="Tabelle1.B" style:family="table-column">
      <style:table-column-properties style:column-width="1.847cm" style:rel-column-width="6882*"/>
    </style:style>
    <style:style style:name="Tabelle1.C" style:family="table-column">
      <style:table-column-properties style:column-width="1.847cm" style:rel-column-width="6881*"/>
    </style:style>
    <style:style style:name="Tabelle1.F" style:family="table-column">
      <style:table-column-properties style:column-width="1.231cm" style:rel-column-width="4587*"/>
    </style:style>
    <style:style style:name="Tabelle1.H" style:family="table-column">
      <style:table-column-properties style:column-width="1.582cm" style:rel-column-width="5898*"/>
    </style:style>
    <style:style style:name="Tabelle1.I" style:family="table-column">
      <style:table-column-properties style:column-width="1.231cm" style:rel-column-width="4586*"/>
    </style:style>
    <style:style style:name="Tabelle1.K" style:family="table-column">
      <style:table-column-properties style:column-width="1.231cm" style:rel-column-width="4588*"/>
    </style:style>
    <style:style style:name="Tabelle1.L" style:family="table-column">
      <style:table-column-properties style:column-width="1.233cm" style:rel-column-width="4592*"/>
    </style:style>
    <style:style style:name="Tabelle1.A1" style:family="table-cell">
      <style:table-cell-properties fo:padding="0.097cm" fo:border-left="0.05pt solid #000000" fo:border-right="none" fo:border-top="0.05pt solid #000000" fo:border-bottom="0.05pt solid #000000"/>
    </style:style>
    <style:style style:name="Tabelle1.L1" style:family="table-cell">
      <style:table-cell-properties fo:padding="0.097cm" fo:border="0.05pt solid #000000"/>
    </style:style>
    <style:style style:name="Tabelle1.E2" style:family="table-cell">
      <style:table-cell-properties fo:padding="0.097cm" fo:border-left="0.05pt solid #000000" fo:border-right="none" fo:border-top="none" fo:border-bottom="0.05pt solid #000000"/>
    </style:style>
    <style:style style:name="Tabelle1.L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01d535d" style:font-name-asian="Monospace" style:font-size-asian="10pt" style:font-name-complex="Monospace"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1" fo:font-size="10pt" style:font-name-asian="Monaco" style:font-size-asian="10pt" style:font-name-complex="Monaco"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officeooo:paragraph-rsid="001d535d" style:font-name-asian="Monaco" style:font-size-asian="8pt" style:font-name-complex="Monac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officeooo:paragraph-rsid="001d535d" style:font-name-asian="Monaco" style:font-size-asian="8pt" style:font-weight-asian="bold" style:font-name-complex="Monaco" style:font-size-complex="8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10pt" officeooo:paragraph-rsid="001d535d" style:font-name-asian="Monospace" style:font-size-asian="10pt" style:font-name-complex="Monospace"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officeooo:paragraph-rsid="001d535d"/>
    </style:style>
    <style:style style:name="P12" style:family="paragraph" style:parent-style-name="Standard">
      <style:paragraph-properties fo:margin-left="0cm" fo:margin-right="0cm" fo:text-align="start" style:justify-single-word="false" fo:text-indent="0cm" style:auto-text-indent="false"/>
      <style:text-properties officeooo:paragraph-rsid="001d535d"/>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Courier New" fo:font-size="8pt" officeooo:paragraph-rsid="001d535d" style:font-name-asian="Monaco" style:font-size-asian="8pt" style:font-name-complex="Monaco" style:font-size-complex="8pt"/>
    </style:style>
    <style:style style:name="P14" style:family="paragraph" style:parent-style-name="Standard">
      <style:paragraph-properties fo:margin-left="0cm" fo:margin-right="0cm" fo:text-align="start" style:justify-single-word="false" fo:text-indent="0cm" style:auto-text-indent="false"/>
      <style:text-properties style:font-name="Courier New" fo:font-size="8pt" officeooo:paragraph-rsid="001d535d" style:font-name-asian="Monaco" style:font-size-asian="8pt" style:font-name-complex="Monaco" style:font-size-complex="8pt"/>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2pt" officeooo:rsid="001d535d" officeooo:paragraph-rsid="001d535d" style:font-name-asian="Monaco" style:font-size-asian="12pt" style:font-name-complex="Monaco" style:font-size-complex="12pt"/>
    </style:style>
    <style:style style:name="P16" style:family="paragraph" style:parent-style-name="Standard">
      <style:paragraph-properties fo:text-align="start" style:justify-single-word="false" style:text-autospace="none"/>
      <style:text-properties fo:color="#000000" style:font-name="Times New Roman" fo:font-size="11pt" style:font-name-asian="Monospace" style:font-size-asian="11pt" style:font-name-complex="Monospace" style:font-size-complex="11pt"/>
    </style:style>
    <style:style style:name="P17" style:family="paragraph" style:parent-style-name="Standard">
      <style:text-properties fo:color="#000000" style:font-name="Monospace" fo:font-size="8pt" style:font-name-asian="Monospace" style:font-size-asian="8pt" style:font-name-complex="Monospace" style:font-size-complex="8pt"/>
    </style:style>
    <style:style style:name="P18" style:family="paragraph" style:parent-style-name="Text_20_body">
      <style:text-properties fo:color="#000000" style:font-name="Monospace" fo:font-size="8pt" style:font-name-asian="Monospace" style:font-size-asian="8pt" style:font-name-complex="Monospace" style:font-size-complex="8pt"/>
    </style:style>
    <style:style style:name="P19" style:family="paragraph" style:parent-style-name="Text_20_body">
      <style:text-properties fo:font-size="8pt" style:font-size-asian="8pt" style:font-size-complex="8pt"/>
    </style:style>
    <style:style style:name="P20" style:family="paragraph" style:parent-style-name="Text_20_body">
      <style:text-properties officeooo:paragraph-rsid="000b0544"/>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style:font-size-asian="10pt" style:font-size-complex="10pt" style:text-rotation-angle="90" style:text-rotation-scale="line-height"/>
    </style:style>
    <style:style style:name="P23"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24" style:family="paragraph" style:parent-style-name="Table_20_Contents">
      <style:paragraph-properties fo:text-align="center" style:justify-single-word="false"/>
      <style:text-properties fo:font-size="10pt" style:font-size-asian="10pt" style:font-size-complex="10pt"/>
    </style:style>
    <style:style style:name="P25" style:family="paragraph" style:parent-style-name="Table_20_Contents">
      <style:text-properties fo:font-size="10pt" officeooo:rsid="000aae6a" officeooo:paragraph-rsid="000aae6a" style:font-size-asian="10pt" style:font-size-complex="10pt"/>
    </style:style>
    <style:style style:name="P26" style:family="paragraph" style:parent-style-name="Table_20_Contents">
      <style:paragraph-properties fo:text-align="center" style:justify-single-word="false"/>
      <style:text-properties fo:font-size="10pt" officeooo:rsid="000a11ae" officeooo:paragraph-rsid="000a11ae" style:font-size-asian="10pt" style:font-size-complex="10pt"/>
    </style:style>
    <style:style style:name="P27" style:family="paragraph" style:parent-style-name="Table_20_Contents">
      <style:text-properties fo:font-size="10pt" officeooo:rsid="000b0544" officeooo:paragraph-rsid="000b0544" style:font-size-asian="10pt" style:font-size-complex="10pt"/>
    </style:style>
    <style:style style:name="P28"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29" style:family="paragraph" style:parent-style-name="Table_20_Contents">
      <style:paragraph-properties fo:text-align="center" style:justify-single-word="false"/>
      <style:text-properties style:font-name="Times New Roman1" fo:font-size="10pt" officeooo:rsid="000a11ae" officeooo:paragraph-rsid="000a11ae" style:font-name-asian="Webdings" style:font-size-asian="10pt" style:font-name-complex="Webdings" style:font-size-complex="10pt"/>
    </style:style>
    <style:style style:name="P30" style:family="paragraph" style:parent-style-name="Table_20_Contents">
      <style:paragraph-properties fo:text-align="start" style:justify-single-word="false"/>
      <style:text-properties style:font-name="Times New Roman1" fo:font-size="10pt" officeooo:rsid="000a11ae" officeooo:paragraph-rsid="000a11ae" style:font-name-asian="Webdings" style:font-size-asian="10pt" style:font-name-complex="Webdings" style:font-size-complex="10pt"/>
    </style:style>
    <style:style style:name="P31" style:family="paragraph" style:parent-style-name="Preformatted_20_Text">
      <style:paragraph-properties fo:margin-top="0cm" fo:margin-bottom="0.499cm" loext:contextual-spacing="false"/>
    </style:style>
    <style:style style:name="P32" style:family="paragraph" style:parent-style-name="Preformatted_20_Text">
      <style:paragraph-properties fo:margin-top="0cm" fo:margin-bottom="0.499cm" loext:contextual-spacing="false"/>
      <style:text-properties style:font-name="Courier New" fo:font-size="8pt" officeooo:paragraph-rsid="001d535d" style:font-size-asian="8pt" style:font-size-complex="8pt"/>
    </style:style>
    <style:style style:name="P33" style:family="paragraph" style:parent-style-name="Preformatted_20_Text">
      <style:paragraph-properties fo:margin-top="0cm" fo:margin-bottom="0cm" loext:contextual-spacing="false"/>
    </style:style>
    <style:style style:name="P34" style:family="paragraph" style:parent-style-name="Standard">
      <style:paragraph-properties fo:margin-top="0cm" fo:margin-bottom="0cm" loext:contextual-spacing="false"/>
      <style:text-properties fo:color="#000000" style:font-name="Liberation Mono1" fo:font-size="10pt" style:font-name-asian="Monaco" style:font-size-asian="10pt" style:font-name-complex="Monaco" style:font-size-complex="10pt"/>
    </style:style>
    <style:style style:name="P35" style:family="paragraph" style:parent-style-name="Preformatted_20_Text">
      <style:text-properties style:font-name="Courier New" fo:font-size="8pt" officeooo:paragraph-rsid="001d535d" style:font-size-asian="8pt" style:font-size-complex="8pt"/>
    </style:style>
    <style:style style:name="P36" style:family="paragraph" style:parent-style-name="Contents_20_2">
      <style:paragraph-properties>
        <style:tab-stops>
          <style:tab-stop style:position="17.59cm" style:type="right" style:leader-style="dotted" style:leader-text="."/>
        </style:tab-stops>
      </style:paragraph-properties>
    </style:style>
    <style:style style:name="P37" style:family="paragraph" style:parent-style-name="Contents_20_3">
      <style:paragraph-properties>
        <style:tab-stops>
          <style:tab-stop style:position="17.59cm" style:type="right" style:leader-style="dotted" style:leader-text="."/>
        </style:tab-stops>
      </style:paragraph-properties>
    </style:style>
    <style:style style:name="P38" style:family="paragraph" style:parent-style-name="Heading_20_2">
      <style:text-properties officeooo:paragraph-rsid="000b0544"/>
    </style:style>
    <style:style style:name="P39"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40" style:family="paragraph" style:parent-style-name="Text_20_body" style:list-style-name="L1"/>
    <style:style style:name="P41"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42" style:family="paragraph" style:parent-style-name="Text_20_body" style:list-style-name="L1">
      <style:text-properties fo:color="#000000" style:font-name="Times New Roman" fo:font-size="12pt" officeooo:rsid="001c046e" officeooo:paragraph-rsid="001c046e" style:font-name-asian="Monospace" style:font-size-asian="12pt" style:font-name-complex="Monospace" style:font-size-complex="12pt"/>
    </style:style>
    <style:style style:name="P43" style:family="paragraph" style:parent-style-name="Text_20_body"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44" style:family="paragraph" style:parent-style-name="Text_20_body" style:list-style-name="L3">
      <style:text-properties fo:color="#000000" style:font-name="Monospace" fo:font-size="10pt" style:font-name-asian="Monospace" style:font-size-asian="10pt" style:font-name-complex="Monospace" style:font-size-complex="10pt"/>
    </style:style>
    <style:style style:name="P45" style:family="paragraph" style:parent-style-name="Text_20_body" style:list-style-name="L1">
      <style:text-properties style:use-window-font-color="true" style:font-name="Times New Roman" fo:font-size="12pt" fo:font-weight="normal" style:font-name-asian="Monospace" style:font-size-asian="12pt" style:font-weight-asian="normal" style:font-name-complex="Monospace" style:font-size-complex="12pt" style:font-weight-complex="normal"/>
    </style:style>
    <style:style style:name="P46" style:family="paragraph" style:parent-style-name="Text_20_body" style:list-style-name="L1">
      <style:text-properties style:font-name="Monospace" fo:font-size="10pt" style:font-name-asian="Monospace" style:font-size-asian="10pt" style:font-name-complex="Monospace" style:font-size-complex="10pt"/>
    </style:style>
    <style:style style:name="P47" style:family="paragraph" style:parent-style-name="Text_20_body" style:list-style-name="L1">
      <style:text-properties style:font-name="Times New Roman" fo:font-size="12pt" style:font-name-asian="Monospace" style:font-size-asian="12pt" style:font-name-complex="Monospace" style:font-size-complex="12pt"/>
    </style:style>
    <style:style style:name="P48" style:family="paragraph" style:parent-style-name="Text_20_body" style:list-style-name="L1">
      <style:text-properties style:font-name="Times New Roman" fo:font-size="12pt" officeooo:paragraph-rsid="001c046e" style:font-name-asian="Monospace" style:font-size-asian="12pt" style:font-name-complex="Monospace" style:font-size-complex="12pt"/>
    </style:style>
    <style:style style:name="P49" style:family="paragraph" style:parent-style-name="Text_20_body" style:list-style-name="L4">
      <style:paragraph-properties fo:text-align="start" style:justify-single-word="false"/>
    </style:style>
    <style:style style:name="P50" style:family="paragraph" style:parent-style-name="Text_20_body" style:list-style-name="L4">
      <style:paragraph-properties fo:text-align="start" style:justify-single-word="false"/>
      <style:text-properties officeooo:rsid="001475e6" officeooo:paragraph-rsid="001eb577"/>
    </style:style>
    <style:style style:name="P51" style:family="paragraph" style:parent-style-name="Text_20_body" style:list-style-name="L1">
      <style:paragraph-properties fo:margin-top="0cm" fo:margin-bottom="0cm" loext:contextual-spacing="false"/>
      <style:text-properties style:font-name="Monospace" fo:font-size="10pt" style:font-name-asian="Monospace" style:font-size-asian="10pt" style:font-name-complex="Monospace" style:font-size-complex="10pt"/>
    </style:style>
    <style:style style:name="P52"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53" style:family="paragraph" style:parent-style-name="Standard" style:list-style-name="L2">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54"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55"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56" style:family="paragraph" style:parent-style-name="Standard" style:list-style-name="L1">
      <style:text-properties style:font-name="Monospace" fo:font-size="10pt" style:font-name-asian="Monospace" style:font-size-asian="10pt" style:font-name-complex="Monospace" style:font-size-complex="10pt"/>
    </style:style>
    <style:style style:name="P57"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58" style:family="paragraph" style:parent-style-name="Standard" style:list-style-name="L1">
      <style:paragraph-properties fo:text-align="start" style:justify-single-word="false" style:text-autospace="none"/>
      <style:text-properties fo:color="#2a00ff" style:font-name="Monospace" fo:font-size="10pt" style:font-name-asian="Monospace" style:font-size-asian="10pt" style:font-name-complex="Monospace" style:font-size-complex="10pt"/>
    </style:style>
    <style:style style:name="P59" style:family="paragraph" style:parent-style-name="Standard" style:list-style-name="L1" style:master-page-name="">
      <style:paragraph-properties fo:margin-top="0cm" fo:margin-bottom="0cm" loext:contextual-spacing="false" fo:text-align="start" style:justify-single-word="false" style:page-number="auto" style:text-autospace="none"/>
      <style:text-properties style:font-name="Monospace" fo:font-size="10pt" style:font-name-asian="Monospace" style:font-size-asian="10pt" style:font-name-complex="Monospace" style:font-size-complex="10pt"/>
    </style:style>
    <style:style style:name="P60" style:family="paragraph" style:parent-style-name="Standard" style:list-style-name="L1">
      <style:paragraph-properties fo:margin-top="0cm" fo:margin-bottom="0cm" loext:contextual-spacing="false" fo:text-align="start" style:justify-single-word="false" style:text-autospace="none"/>
      <style:text-properties style:font-name="Monospace" fo:font-size="10pt" style:font-name-asian="Monospace" style:font-size-asian="10pt" style:font-name-complex="Monospace" style:font-size-complex="10pt"/>
    </style:style>
    <style:style style:name="P61" style:family="paragraph" style:parent-style-name="Standard" style:list-style-name="L1">
      <style:paragraph-properties fo:margin-top="0cm" fo:margin-bottom="0cm" loext:contextual-spacing="false" fo:text-align="start" style:justify-single-word="false" style:text-autospace="none"/>
      <style:text-properties fo:color="#2a00ff" style:font-name="Monospace" fo:font-size="10pt" style:font-name-asian="Monospace" style:font-size-asian="10pt" style:font-name-complex="Monospace" style:font-size-complex="10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000000" style:font-name="Monospace" style:font-name-asian="Monospace" style:font-name-complex="Monospace"/>
    </style:style>
    <style:style style:name="T8" style:family="text">
      <style:text-properties fo:color="#000000" style:text-underline-style="solid" style:text-underline-width="auto" style:text-underline-color="font-color"/>
    </style:style>
    <style:style style:name="T9" style:family="text">
      <style:text-properties fo:color="#000000" fo:font-style="italic" officeooo:rsid="0010d407" style:font-style-asian="italic" style:font-style-complex="italic"/>
    </style:style>
    <style:style style:name="T10" style:family="text">
      <style:text-properties fo:color="#000000" fo:font-style="italic" style:font-name-asian="Monaco" style:font-style-asian="italic" style:font-name-complex="Monaco" style:font-style-complex="italic"/>
    </style:style>
    <style:style style:name="T11" style:family="text">
      <style:text-properties fo:color="#000000" style:font-name="Times New Roman" fo:font-size="12pt" style:font-name-asian="Monospace" style:font-size-asian="12pt" style:font-name-complex="Monospace" style:font-size-complex="12pt"/>
    </style:style>
    <style:style style:name="T12" style:family="text">
      <style:text-properties fo:color="#000000" style:font-name="Times New Roman" fo:font-size="12pt" officeooo:rsid="001eb577" style:font-name-asian="Monospace" style:font-size-asian="12pt" style:font-name-complex="Monospace" style:font-size-complex="12pt"/>
    </style:style>
    <style:style style:name="T13" style:family="text">
      <style:text-properties fo:color="#000000" style:font-name="Times New Roman" fo:font-size="12pt" style:font-size-asian="12pt" style:font-size-complex="12pt"/>
    </style:style>
    <style:style style:name="T14" style:family="text">
      <style:text-properties fo:color="#000000" style:font-name-asian="Monospace" style:font-name-complex="Monospace"/>
    </style:style>
    <style:style style:name="T15" style:family="text">
      <style:text-properties fo:color="#000000" style:font-name="Monospace1" fo:font-size="10pt" style:font-size-asian="10pt"/>
    </style:style>
    <style:style style:name="T16" style:family="text">
      <style:text-properties fo:color="#000000" style:font-name="Arial" fo:font-size="14pt" style:font-size-asian="14pt" style:font-size-complex="14pt"/>
    </style:style>
    <style:style style:name="T17" style:family="text">
      <style:text-properties fo:color="#000000" style:font-name="Arial" fo:font-size="14pt" style:font-name-asian="Monospace" style:font-size-asian="14pt" style:font-name-complex="Monospace" style:font-size-complex="14pt"/>
    </style:style>
    <style:style style:name="T18" style:family="text">
      <style:text-properties fo:color="#000000" style:font-name="Courier New" fo:font-size="12pt" style:font-size-asian="12pt" style:font-size-complex="12pt"/>
    </style:style>
    <style:style style:name="T19" style:family="text">
      <style:text-properties fo:color="#000000" style:font-name="Courier New" fo:font-size="12pt" style:font-name-asian="Monospace" style:font-size-asian="12pt" style:font-name-complex="Monospace" style:font-size-complex="12pt"/>
    </style:style>
    <style:style style:name="T20" style:family="text">
      <style:text-properties fo:color="#000000" style:font-name="Courier New" fo:font-size="8pt" style:font-name-asian="Monaco" style:font-size-asian="8pt" style:font-name-complex="Monaco" style:font-size-complex="8pt"/>
    </style:style>
    <style:style style:name="T21" style:family="text">
      <style:text-properties fo:color="#000000" style:font-name="Courier New" fo:font-size="8pt" style:font-size-asian="8pt" style:font-size-complex="8pt"/>
    </style:style>
    <style:style style:name="T22" style:family="text">
      <style:text-properties fo:color="#000000" officeooo:rsid="001c046e"/>
    </style:style>
    <style:style style:name="T23" style:family="text">
      <style:text-properties fo:color="#000000" officeooo:rsid="001086c3"/>
    </style:style>
    <style:style style:name="T24" style:family="text">
      <style:text-properties fo:color="#000000" officeooo:rsid="0010d407"/>
    </style:style>
    <style:style style:name="T25" style:family="text">
      <style:text-properties fo:color="#000000" style:font-name-asian="Monaco" style:font-name-complex="Monaco"/>
    </style:style>
    <style:style style:name="T26" style:family="text">
      <style:text-properties fo:color="#000000" officeooo:rsid="0013e58b"/>
    </style:style>
    <style:style style:name="T27" style:family="text">
      <style:text-properties fo:color="#2a00ff"/>
    </style:style>
    <style:style style:name="T28" style:family="text">
      <style:text-properties fo:color="#2a00ff" style:font-name="Monospace" style:font-name-asian="Monospace" style:font-name-complex="Monospace"/>
    </style:style>
    <style:style style:name="T29" style:family="text">
      <style:text-properties fo:color="#2a00ff" style:font-name="Monospace" fo:font-size="10pt" style:font-size-asian="10pt" style:font-size-complex="10pt"/>
    </style:style>
    <style:style style:name="T30" style:family="text">
      <style:text-properties fo:color="#2a00ff" style:font-name="Monospace" fo:font-size="10pt" officeooo:rsid="00178fb6" style:font-size-asian="10pt" style:font-size-complex="10pt"/>
    </style:style>
    <style:style style:name="T31" style:family="text">
      <style:text-properties fo:color="#2a00ff" style:font-name="Monospace" fo:font-size="10pt" officeooo:rsid="001086c3" style:font-size-asian="10pt" style:font-size-complex="10pt"/>
    </style:style>
    <style:style style:name="T32" style:family="text">
      <style:text-properties fo:color="#2a00ff" fo:font-weight="normal" style:font-weight-asian="normal" style:font-weight-complex="normal"/>
    </style:style>
    <style:style style:name="T33" style:family="text">
      <style:text-properties fo:color="#2a00ff" officeooo:rsid="00178fb6"/>
    </style:style>
    <style:style style:name="T34" style:family="text">
      <style:text-properties fo:color="#2a00ff" officeooo:rsid="001c046e"/>
    </style:style>
    <style:style style:name="T35" style:family="text">
      <style:text-properties fo:color="#2a00ff" officeooo:rsid="0010d407"/>
    </style:style>
    <style:style style:name="T36" style:family="text">
      <style:text-properties fo:color="#2a00ff" officeooo:rsid="000f4f34"/>
    </style:style>
    <style:style style:name="T37" style:family="text">
      <style:text-properties fo:color="#2a00ff" officeooo:rsid="001d535d"/>
    </style:style>
    <style:style style:name="T38" style:family="text">
      <style:text-properties fo:color="#2a00ff" style:font-name-asian="Monaco" style:font-name-complex="Monaco"/>
    </style:style>
    <style:style style:name="T39" style:family="text">
      <style:text-properties fo:color="#0000c0"/>
    </style:style>
    <style:style style:name="T40" style:family="text">
      <style:text-properties fo:color="#0000c0" fo:font-style="italic" style:font-style-asian="italic" style:font-style-complex="italic"/>
    </style:style>
    <style:style style:name="T41" style:family="text">
      <style:text-properties fo:color="#0000c0" fo:font-style="italic" officeooo:rsid="001c046e" style:font-style-asian="italic" style:font-style-complex="italic"/>
    </style:style>
    <style:style style:name="T42" style:family="text">
      <style:text-properties fo:color="#0000c0" fo:font-style="italic" fo:font-weight="bold" style:font-style-asian="italic" style:font-weight-asian="bold" style:font-style-complex="italic" style:font-weight-complex="bold"/>
    </style:style>
    <style:style style:name="T43" style:family="text">
      <style:text-properties fo:color="#0000c0" style:font-name="Monospace" style:font-name-asian="Monospace" style:font-name-complex="Monospace"/>
    </style:style>
    <style:style style:name="T44" style:family="text">
      <style:text-properties style:font-name="Monospace" fo:font-size="10pt" fo:font-style="italic" style:font-size-asian="10pt" style:font-style-asian="italic" style:font-size-complex="10pt" style:font-style-complex="italic"/>
    </style:style>
    <style:style style:name="T45" style:family="text">
      <style:text-properties style:font-name="Monospace" fo:font-size="10pt" style:font-size-asian="10pt" style:font-size-complex="10pt"/>
    </style:style>
    <style:style style:name="T46" style:family="text">
      <style:text-properties fo:color="#6a3e3e"/>
    </style:style>
    <style:style style:name="T47" style:family="text">
      <style:text-properties fo:color="#6a3e3e" style:font-name="Courier New" fo:font-size="8pt" style:font-name-asian="Monaco" style:font-size-asian="8pt" style:font-name-complex="Monaco" style:font-size-complex="8pt"/>
    </style:style>
    <style:style style:name="T48" style:family="text">
      <style:text-properties fo:font-style="italic" style:font-style-asian="italic" style:font-style-complex="italic"/>
    </style:style>
    <style:style style:name="T49" style:family="text">
      <style:text-properties officeooo:rsid="000a11ae"/>
    </style:style>
    <style:style style:name="T50" style:family="text">
      <style:text-properties style:font-name="Times New Roman" fo:font-size="12pt" officeooo:rsid="001c8734" style:font-size-asian="12pt" style:font-size-complex="12pt"/>
    </style:style>
    <style:style style:name="T51" style:family="text">
      <style:text-properties style:font-name="Times New Roman" fo:font-size="12pt" officeooo:rsid="001d535d" style:font-size-asian="12pt" style:font-size-complex="12pt"/>
    </style:style>
    <style:style style:name="T52" style:family="text">
      <style:text-properties officeooo:rsid="00162b40"/>
    </style:style>
    <style:style style:name="T53" style:family="text">
      <style:text-properties style:text-underline-style="none"/>
    </style:style>
    <style:style style:name="T54" style:family="text">
      <style:text-properties officeooo:rsid="00178fb6"/>
    </style:style>
    <style:style style:name="T55" style:family="text">
      <style:text-properties officeooo:rsid="001c046e"/>
    </style:style>
    <style:style style:name="T56" style:family="text">
      <style:text-properties officeooo:rsid="0015032e"/>
    </style:style>
    <style:style style:name="T57" style:family="text">
      <style:text-properties fo:color="#3333ff"/>
    </style:style>
    <style:style style:name="T58" style:family="text">
      <style:text-properties officeooo:rsid="002103c6"/>
    </style:style>
    <style:style style:name="T59" style:family="text">
      <style:text-properties officeooo:rsid="0021de9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3364_418471081"/>Mustang Project Nutzerdokumentation<text:bookmark-end text:name="__RefHeading__3364_418471081"/></text:h>
      <text:p text:style-name="Text_20_body">Jochen Stärk</text:p>
      <text:p text:style-name="Text_20_body">zu Mustangproject 1.<text:span text:style-name="T49">5</text:span>.<text:span text:style-name="T58">1</text:span>, <text:span text:style-name="T58">13</text:span>.<text:span text:style-name="T58">01</text:span>.201<text:span text:style-name="T58">8</text:span></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6"><text:a xlink:type="simple" xlink:href="#__RefHeading__3364_418471081" text:style-name="Index_20_Link" text:visited-style-name="Index_20_Link">Mustang Project Nutzerdokumentation<text:tab/>1</text:a></text:p>
          <text:p text:style-name="P36"><text:a xlink:type="simple" xlink:href="#__RefHeading__3366_418471081" text:style-name="Index_20_Link" text:visited-style-name="Index_20_Link">Über Mustangproject<text:tab/>1</text:a></text:p>
          <text:p text:style-name="P36"><text:a xlink:type="simple" xlink:href="#__RefHeading__3368_418471081" text:style-name="Index_20_Link" text:visited-style-name="Index_20_Link">Übersicht von ZUGFeRD-Lösungen<text:tab/>1</text:a></text:p>
          <text:p text:style-name="P36"><text:a xlink:type="simple" xlink:href="#__RefHeading__3370_418471081" text:style-name="Index_20_Link" text:visited-style-name="Index_20_Link">Download/Projekteinrichtung<text:tab/>2</text:a></text:p>
          <text:p text:style-name="P37"><text:a xlink:type="simple" xlink:href="#__RefHeading__3544_418471081" text:style-name="Index_20_Link" text:visited-style-name="Index_20_Link">Source code<text:tab/>2</text:a></text:p>
          <text:p text:style-name="P37"><text:a xlink:type="simple" xlink:href="#__RefHeading__3372_418471081" text:style-name="Index_20_Link" text:visited-style-name="Index_20_Link">Projekteinrichtung ohne Maven<text:tab/>2</text:a></text:p>
          <text:p text:style-name="P37"><text:a xlink:type="simple" xlink:href="#__RefHeading__3374_418471081" text:style-name="Index_20_Link" text:visited-style-name="Index_20_Link">Mit Maven<text:tab/>3</text:a></text:p>
          <text:p text:style-name="P36"><text:a xlink:type="simple" xlink:href="#__RefHeading__3376_418471081" text:style-name="Index_20_Link" text:visited-style-name="Index_20_Link">Lesen von ZUGFeRD-Daten<text:tab/>3</text:a></text:p>
          <text:p text:style-name="P37"><text:a xlink:type="simple" xlink:href="#__RefHeading__3378_418471081" text:style-name="Index_20_Link" text:visited-style-name="Index_20_Link">Komplettes Lesebeispiel<text:tab/>4</text:a></text:p>
          <text:p text:style-name="P36"><text:a xlink:type="simple" xlink:href="#__RefHeading___Toc3798_1643104272" text:style-name="Index_20_Link" text:visited-style-name="Index_20_Link">Schreiben einer ZUGFeRD-PDF-Datei<text:tab/>4</text:a></text:p>
          <text:p text:style-name="P37"><text:a xlink:type="simple" xlink:href="#__RefHeading__3382_418471081" text:style-name="Index_20_Link" text:visited-style-name="Index_20_Link">Komplettes Schreibbeispiel<text:tab/>7</text:a></text:p>
          <text:p text:style-name="P37"><text:a xlink:type="simple" xlink:href="#__RefHeading__3546_418471081" text:style-name="Index_20_Link" text:visited-style-name="Index_20_Link">Schreiben eigener XML-Daten<text:tab/>7</text:a></text:p>
          <text:p text:style-name="P37"><text:a xlink:type="simple" xlink:href="#__RefHeading__3566_2068240485" text:style-name="Index_20_Link" text:visited-style-name="Index_20_Link">Zusatzfunktionen<text:tab/>8</text:a></text:p>
        </text:index-body>
      </text:table-of-content>
      <text:p text:style-name="Text_20_body"><text:s/></text:p>
      <text:h text:style-name="Heading_20_2" text:outline-level="2"><text:bookmark-start text:name="__RefHeading__3366_418471081"/>Über Mustangproject<text:bookmark-end text:name="__RefHeading__3366_418471081"/></text:h>
      <text:p text:style-name="Text_20_body">Mustangproject ist eine <text:s/>Java-Bibliothek zur Unterstützung von erweiterten („ZUGFeRD“-)Metadaten in PDF-Rechnungsdateien. Sie verwendet als Eingabe PDF/A-Dateien, benötigt die Apache PDFBox-Bibliothek und unterliegt wie diese der APL-Lizenz. Sie ist daher, entsprechend den Richtlinien der Apache Public License, unter Einbettung einer entsprechenden „Notice“-Datei kostenlos einsetzbar in kommerziellen und nichtkommerziellen Projekten.</text:p>
      <text:h text:style-name="Heading_20_2" text:outline-level="2"><text:bookmark-start text:name="__RefHeading__3368_418471081"/>Übersicht von ZUGFeRD-Lösungen<text:bookmark-end text:name="__RefHeading__3368_418471081"/></text:h>
      <text:p text:style-name="Text_20_body"/>
      <table:table table:name="Tabelle1" table:style-name="Tabelle1">
        <table:table-column table:style-name="Tabelle1.A"/>
        <table:table-column table:style-name="Tabelle1.B"/>
        <table:table-column table:style-name="Tabelle1.C" table:number-columns-repeated="3"/>
        <table:table-column table:style-name="Tabelle1.F" table:number-columns-repeated="2"/>
        <table:table-column table:style-name="Tabelle1.H"/>
        <table:table-column table:style-name="Tabelle1.I"/>
        <table:table-column table:style-name="Tabelle1.F"/>
        <table:table-column table:style-name="Tabelle1.K"/>
        <table:table-column table:style-name="Tabelle1.L"/>
        <table:table-row>
          <table:table-cell table:style-name="Tabelle1.A1" table:number-rows-spanned="2" office:value-type="string">
            <text:p text:style-name="P21"/>
          </table:table-cell>
          <table:table-cell table:style-name="Tabelle1.A1" table:number-rows-spanned="2" office:value-type="string">
            <text:p text:style-name="P21">Plattform</text:p>
          </table:table-cell>
          <table:table-cell table:style-name="Tabelle1.A1" table:number-rows-spanned="2" office:value-type="string">
            <text:p text:style-name="P27">Lizenz</text:p>
          </table:table-cell>
          <table:table-cell table:style-name="Tabelle1.A1" table:number-rows-spanned="2" office:value-type="string">
            <text:p text:style-name="P27">ZF Versionen</text:p>
          </table:table-cell>
          <table:table-cell table:style-name="Tabelle1.A1" table:number-columns-spanned="4" office:value-type="string">
            <text:p text:style-name="P24">Funktionsumfang</text:p>
          </table:table-cell>
          <table:covered-table-cell/>
          <table:covered-table-cell/>
          <table:covered-table-cell/>
          <table:table-cell table:style-name="Tabelle1.A1" table:number-columns-spanned="3" office:value-type="string">
            <text:p text:style-name="P24">Geeignet für</text:p>
          </table:table-cell>
          <table:covered-table-cell/>
          <table:covered-table-cell/>
          <table:table-cell table:style-name="Tabelle1.L1" table:number-rows-spanned="2" office:value-type="string">
            <text:p text:style-name="P21">Preis</text:p>
          </table:table-cell>
        </table:table-row>
        <table:table-row>
          <table:covered-table-cell/>
          <table:covered-table-cell/>
          <table:covered-table-cell/>
          <table:covered-table-cell/>
          <table:table-cell table:style-name="Tabelle1.E2" office:value-type="string">
            <text:p text:style-name="P23">Lesen</text:p>
          </table:table-cell>
          <table:table-cell table:style-name="Tabelle1.E2" office:value-type="string">
            <text:p text:style-name="P22">XML erzeugen</text:p>
          </table:table-cell>
          <table:table-cell table:style-name="Tabelle1.E2" office:value-type="string">
            <text:p text:style-name="P23">PDF Schreiben</text:p>
          </table:table-cell>
          <table:table-cell table:style-name="Tabelle1.E2" office:value-type="string">
            <text:p text:style-name="P23">PDF/A-Umwandlung</text:p>
          </table:table-cell>
          <table:table-cell table:style-name="Tabelle1.E2" office:value-type="string">
            <text:p text:style-name="P22">Kommerz. Software</text:p>
          </table:table-cell>
          <table:table-cell table:style-name="Tabelle1.E2" office:value-type="string">
            <text:p text:style-name="P22">Freeware</text:p>
          </table:table-cell>
          <table:table-cell table:style-name="Tabelle1.E2" office:value-type="string">
            <text:p text:style-name="P22">Open Source</text:p>
          </table:table-cell>
          <table:covered-table-cell/>
        </table:table-row>
        <table:table-row>
          <table:table-cell table:style-name="Tabelle1.E2" office:value-type="string">
            <text:p text:style-name="P21">intarsys</text:p>
          </table:table-cell>
          <table:table-cell table:style-name="Tabelle1.E2" office:value-type="string">
            <text:p text:style-name="P21">Java</text:p>
          </table:table-cell>
          <table:table-cell table:style-name="Tabelle1.E2" office:value-type="string">
            <text:p text:style-name="P27">proprietär</text:p>
          </table:table-cell>
          <table:table-cell table:style-name="Tabelle1.E2" office:value-type="string">
            <text:p text:style-name="P27">1</text:p>
          </table:table-cell>
          <table:table-cell table:style-name="Tabelle1.E2" office:value-type="string">
            <text:p text:style-name="P28">Ja</text:p>
          </table:table-cell>
          <table:table-cell table:style-name="Tabelle1.E2" office:value-type="string">
            <text:p text:style-name="P28">Ja</text:p>
          </table:table-cell>
          <table:table-cell table:style-name="Tabelle1.E2" office:value-type="string">
            <text:p text:style-name="P28">Ja</text:p>
          </table:table-cell>
          <table:table-cell table:style-name="Tabelle1.E2" office:value-type="string">
            <text:p text:style-name="P28">Ja</text:p>
          </table:table-cell>
          <table:table-cell table:style-name="Tabelle1.E2" office:value-type="string">
            <text:p text:style-name="P28">Ja</text:p>
          </table:table-cell>
          <table:table-cell table:style-name="Tabelle1.E2" office:value-type="string">
            <text:p text:style-name="P28">Ja</text:p>
          </table:table-cell>
          <table:table-cell table:style-name="Tabelle1.E2" office:value-type="string">
            <text:p text:style-name="P28">Nein</text:p>
          </table:table-cell>
          <table:table-cell table:style-name="Tabelle1.L3" office:value-type="string">
            <text:p text:style-name="P21">a.A.</text:p>
          </table:table-cell>
        </table:table-row>
        <table:table-row>
          <table:table-cell table:style-name="Tabelle1.E2" office:value-type="string">
            <text:p text:style-name="P21">Konik</text:p>
          </table:table-cell>
          <table:table-cell table:style-name="Tabelle1.E2" office:value-type="string">
            <text:p text:style-name="P21">Java</text:p>
          </table:table-cell>
          <table:table-cell table:style-name="Tabelle1.E2" office:value-type="string">
            <text:p text:style-name="P27">AGPL</text:p>
          </table:table-cell>
          <table:table-cell table:style-name="Tabelle1.E2" office:value-type="string">
            <text:p text:style-name="P27">1</text:p>
          </table:table-cell>
          <table:table-cell table:style-name="Tabelle1.E2" office:value-type="string">
            <text:p text:style-name="P28">Ja</text:p>
          </table:table-cell>
          <table:table-cell table:style-name="Tabelle1.E2" office:value-type="string">
            <text:p text:style-name="P28">Ja</text:p>
          </table:table-cell>
          <table:table-cell table:style-name="Tabelle1.E2" office:value-type="string">
            <text:p text:style-name="P28">Ja</text:p>
          </table:table-cell>
          <table:table-cell table:style-name="Tabelle1.E2" office:value-type="string">
            <text:p text:style-name="P28">Nein</text:p>
          </table:table-cell>
          <table:table-cell table:style-name="Tabelle1.E2" office:value-type="string">
            <text:p text:style-name="P28">Nein</text:p>
          </table:table-cell>
          <table:table-cell table:style-name="Tabelle1.E2" office:value-type="string">
            <text:p text:style-name="P28">Nein</text:p>
          </table:table-cell>
          <table:table-cell table:style-name="Tabelle1.E2" office:value-type="string">
            <text:p text:style-name="P28">Ja</text:p>
          </table:table-cell>
          <table:table-cell table:style-name="Tabelle1.L3" office:value-type="string">
            <text:p text:style-name="P21">0 €</text:p>
          </table:table-cell>
        </table:table-row>
        <table:table-row>
          <table:table-cell table:style-name="Tabelle1.E2" office:value-type="string">
            <text:p text:style-name="P21">Musta<text:soft-page-break/>ng</text:p>
          </table:table-cell>
          <table:table-cell table:style-name="Tabelle1.E2" office:value-type="string">
            <text:p text:style-name="P21">Java</text:p>
          </table:table-cell>
          <table:table-cell table:style-name="Tabelle1.E2" office:value-type="string">
            <text:p text:style-name="P27">APL</text:p>
          </table:table-cell>
          <table:table-cell table:style-name="Tabelle1.E2" office:value-type="string">
            <text:p text:style-name="P27">1</text:p>
          </table:table-cell>
          <table:table-cell table:style-name="Tabelle1.E2" office:value-type="string">
            <text:p text:style-name="P28">Ja</text:p>
          </table:table-cell>
          <table:table-cell table:style-name="Tabelle1.E2" office:value-type="string">
            <text:p text:style-name="P28">Ja</text:p>
          </table:table-cell>
          <table:table-cell table:style-name="Tabelle1.E2" office:value-type="string">
            <text:p text:style-name="P28">Ja</text:p>
          </table:table-cell>
          <table:table-cell table:style-name="Tabelle1.E2" office:value-type="string">
            <text:p text:style-name="P28">Nein</text:p>
          </table:table-cell>
          <table:table-cell table:style-name="Tabelle1.E2" office:value-type="string">
            <text:p text:style-name="P28">Ja</text:p>
          </table:table-cell>
          <table:table-cell table:style-name="Tabelle1.E2" office:value-type="string">
            <text:p text:style-name="P28">Ja</text:p>
          </table:table-cell>
          <table:table-cell table:style-name="Tabelle1.E2" office:value-type="string">
            <text:p text:style-name="P28">Ja</text:p>
          </table:table-cell>
          <table:table-cell table:style-name="Tabelle1.L3" office:value-type="string">
            <text:p text:style-name="P21">0 €</text:p>
          </table:table-cell>
        </table:table-row>
        <table:table-row>
          <table:table-cell table:style-name="Tabelle1.E2" office:value-type="string">
            <text:p text:style-name="P25">https://github.com/akretion/factur-x</text:p>
          </table:table-cell>
          <table:table-cell table:style-name="Tabelle1.E2" office:value-type="string">
            <text:p text:style-name="P25">Python</text:p>
          </table:table-cell>
          <table:table-cell table:style-name="Tabelle1.E2" office:value-type="string">
            <text:p text:style-name="P27">BSD</text:p>
          </table:table-cell>
          <table:table-cell table:style-name="Tabelle1.E2" office:value-type="string">
            <text:p text:style-name="P27">1,2</text:p>
          </table:table-cell>
          <table:table-cell table:style-name="Tabelle1.E2" office:value-type="string">
            <text:p text:style-name="P26">Nein</text:p>
          </table:table-cell>
          <table:table-cell table:style-name="Tabelle1.E2" office:value-type="string">
            <text:p text:style-name="P29">Nein</text:p>
          </table:table-cell>
          <table:table-cell table:style-name="Tabelle1.E2" office:value-type="string">
            <text:p text:style-name="P29">Ja</text:p>
          </table:table-cell>
          <table:table-cell table:style-name="Tabelle1.E2" office:value-type="string">
            <text:p text:style-name="P29">Nein</text:p>
          </table:table-cell>
          <table:table-cell table:style-name="Tabelle1.E2" office:value-type="string">
            <text:p text:style-name="P29">Ja</text:p>
          </table:table-cell>
          <table:table-cell table:style-name="Tabelle1.E2" office:value-type="string">
            <text:p text:style-name="P29">Ja</text:p>
          </table:table-cell>
          <table:table-cell table:style-name="Tabelle1.E2" office:value-type="string">
            <text:p text:style-name="P29">Ja</text:p>
          </table:table-cell>
          <table:table-cell table:style-name="Tabelle1.L3" office:value-type="string">
            <text:p text:style-name="P30">0€</text:p>
          </table:table-cell>
        </table:table-row>
        <table:table-row>
          <table:table-cell table:style-name="Tabelle1.E2" office:value-type="string">
            <text:p text:style-name="P21">https://github.com/stephanstapel/ZUGFeRD-csharp</text:p>
          </table:table-cell>
          <table:table-cell table:style-name="Tabelle1.E2" office:value-type="string">
            <text:p text:style-name="P21">C#</text:p>
          </table:table-cell>
          <table:table-cell table:style-name="Tabelle1.E2" office:value-type="string">
            <text:p text:style-name="P27">APL</text:p>
          </table:table-cell>
          <table:table-cell table:style-name="Tabelle1.E2" office:value-type="string">
            <text:p text:style-name="P27">1</text:p>
          </table:table-cell>
          <table:table-cell table:style-name="Tabelle1.E2" office:value-type="string">
            <text:p text:style-name="P28">Ja</text:p>
          </table:table-cell>
          <table:table-cell table:style-name="Tabelle1.E2" office:value-type="string">
            <text:p text:style-name="P28">Ja</text:p>
          </table:table-cell>
          <table:table-cell table:style-name="Tabelle1.E2" office:value-type="string">
            <text:p text:style-name="P28">Nein</text:p>
          </table:table-cell>
          <table:table-cell table:style-name="Tabelle1.E2" office:value-type="string">
            <text:p text:style-name="P28">Nein</text:p>
          </table:table-cell>
          <table:table-cell table:style-name="Tabelle1.E2" office:value-type="string">
            <text:p text:style-name="P28">Ja</text:p>
          </table:table-cell>
          <table:table-cell table:style-name="Tabelle1.E2" office:value-type="string">
            <text:p text:style-name="P28">Ja</text:p>
          </table:table-cell>
          <table:table-cell table:style-name="Tabelle1.E2" office:value-type="string">
            <text:p text:style-name="P28">Ja</text:p>
          </table:table-cell>
          <table:table-cell table:style-name="Tabelle1.L3" office:value-type="string">
            <text:p text:style-name="P21">0 €</text:p>
          </table:table-cell>
        </table:table-row>
      </table:table>
      <text:p text:style-name="Standard"/>
      <text:p text:style-name="Text_20_body"/>
      <text:h text:style-name="Heading_20_2" text:outline-level="2"><text:bookmark-start text:name="__RefHeading__3370_418471081"/>Download/Projekteinrichtung<text:bookmark-end text:name="__RefHeading__3370_418471081"/></text:h>
      <text:h text:style-name="Heading_20_3" text:outline-level="3"><text:bookmark-start text:name="__RefHeading__3544_418471081"/>Source code<text:bookmark-end text:name="__RefHeading__3544_418471081"/></text:h>
      <text:p text:style-name="Text_20_body">Heimat der Mustangprojekt-Quelltexte ist <text:a xlink:type="simple" xlink:href="https://github.com/ZUGFeRD/mustangproject/" text:style-name="Internet_20_link" text:visited-style-name="Visited_20_Internet_20_Link">https://github.com/ZUGFeRD/mustangproject/</text:a></text:p>
      <text:h text:style-name="Heading_20_3" text:outline-level="3"><text:bookmark-start text:name="__RefHeading__3372_418471081"/>Projekteinrichtung ohne Maven<text:bookmark-end text:name="__RefHeading__3372_418471081"/></text:h>
      <text:p text:style-name="Text_20_body">Mit installiertem OpenOffice.org oder LibreOffice und Eclipse for Java.</text:p>
      <text:list xml:id="list1846952787" text:style-name="L1">
        <text:list-item>
          <text:p text:style-name="P40">Starten Sie Eclipse, Neues Java-Eclipse-Projekt erstellen, beispielsweise „MustangSample“.</text:p>
        </text:list-item>
        <text:list-item>
          <text:p text:style-name="P40"><text:s/>Wechseln Sie in der Shell in den erstellten Ordner.</text:p>
        </text:list-item>
        <text:list-item>
          <text:p text:style-name="P40">Download von</text:p>
          <text:list>
            <text:list-item>
              <text:p text:style-name="P40">Mustang</text:p>
              <text:list>
                <text:list-item>
                  <text:p text:style-name="P40">Downloaden Sie <text:a xlink:type="simple" xlink:href="http://mustangproject.org/deploy/mustang-1.5.1.jar" text:style-name="Internet_20_link" text:visited-style-name="Visited_20_Internet_20_Link"><text:span text:style-name="T59">http://mustangproject.org/deploy/mustang-1.5.1.jar</text:span></text:a><text:note text:id="ftn1" text:note-class="footnote"><text:note-citation>1</text:note-citation><text:note-body><text:p text:style-name="Footnote">Falls Sie ohnehin PDFBox verwenden (pdfbox, fontbox, preflight, xmpbox sowie deren Abhängigkeiten apache-commons-io und apache-commons-logging) können Sie auch die wesentlich kleinere <text:a xlink:type="simple" xlink:href="http://mustangproject.org/deploy/original-mustang-1.5.1.jar" text:style-name="Internet_20_link" text:visited-style-name="Visited_20_Internet_20_Link"><text:span text:style-name="T59">http://mustangproject.org/deploy/original-mustang-1.5.1.jar</text:span></text:a> verwenden</text:p></text:note-body></text:note></text:p>
                </text:list-item>
                <text:list-item>
                  <text:p text:style-name="P40">Downloaden Sie <text:s/><text:a xlink:type="simple" xlink:href="http://mustangproject.org/deploy/NOTICE" text:style-name="Internet_20_link" text:visited-style-name="Visited_20_Internet_20_Link">http://mustangproject.org/deploy/NOTICE</text:a></text:p>
                </text:list-item>
              </text:list>
            </text:list-item>
            <text:list-item>
              <text:p text:style-name="P40">Laden Sie </text:p>
              <text:list>
                <text:list-item>
                  <text:p text:style-name="P40">Direkt eine PDF-A/1-Musterrechnung noch ohne ZUGFeRD-M<text:a xlink:type="simple" xlink:href="http://www.mustangproject.org/MustangGnuaccountingBeispielRE-20171118_506blanko.pdf" text:style-name="Internet_20_link" text:visited-style-name="Visited_20_Internet_20_Link">http://www.mustangproject.org/MustangGnuaccountingBeispielRE-2017</text:a>etadaten von <text:a xlink:type="simple" xlink:href="http://www.mustangproject.org/MustangGnuaccountingBeispielRE-20171118_506blanko.pdf" text:style-name="Internet_20_link" text:visited-style-name="Visited_20_Internet_20_Link"><text:span text:style-name="T54">1118</text:span></text:a><text:a xlink:type="simple" xlink:href="http://www.mustangproject.org/MustangGnuaccountingBeispielRE-20171118_506blanko.pdf" text:style-name="Internet_20_link" text:visited-style-name="Visited_20_Internet_20_Link">_50</text:a><text:a xlink:type="simple" xlink:href="http://www.mustangproject.org/MustangGnuaccountingBeispielRE-20171118_506blanko.pdf" text:style-name="Internet_20_link" text:visited-style-name="Visited_20_Internet_20_Link"><text:span text:style-name="T54">6</text:span></text:a><text:a xlink:type="simple" xlink:href="http://www.mustangproject.org/MustangGnuaccountingBeispielRE-20171118_506blanko.pdf" text:style-name="Internet_20_link" text:visited-style-name="Visited_20_Internet_20_Link">blanko.pdf</text:a> herunter.</text:p>
                </text:list-item>
                <text:list-item>
                  <text:p text:style-name="P40">oder erzeugen sich alternativ</text:p>
                  <text:list>
                    <text:list-item>
                      <text:p text:style-name="P40">ein eigenes Beispiel-PDF durch Download der Quelldatei im OpenOffice.org-Format <text:a xlink:type="simple" xlink:href="http://www.mustangproject.org/MustangGnuaccountingBeispielRE-20171118_506.odt" text:style-name="Internet_20_link" text:visited-style-name="Visited_20_Internet_20_Link"><text:span text:style-name="T54">http://www.mustangproject.org/MustangGnuaccountingBeispielRE-20171118_506.odt</text:span></text:a> <text:s/>und</text:p>
                      <text:list>
                        <text:list-item>
                          <text:p text:style-name="P40"><text:soft-page-break/>Öffnen Sie die Datei in OpenOffice.org</text:p>
                        </text:list-item>
                        <text:list-item>
                          <text:p text:style-name="P40">Datei|Exportieren als PDF: Wichtig ist hier, dass Sie die Checkbox PDF/A-1a setzen</text:p>
                        </text:list-item>
                        <text:list-item>
                          <text:p text:style-name="P40">Speichern Sie die PDF-Datei beispielsweise als „<text:a xlink:type="simple" xlink:href="http://www.mustangproject.org/MustangGnuaccountingBeispielRE-20171118_506blanko.pdf" text:style-name="Internet_20_link" text:visited-style-name="Visited_20_Internet_20_Link">MustangGnuaccountingBeispielRE-2017</text:a><text:a xlink:type="simple" xlink:href="http://www.mustangproject.org/MustangGnuaccountingBeispielRE-20171118_506blanko.pdf" text:style-name="Internet_20_link" text:visited-style-name="Visited_20_Internet_20_Link"><text:span text:style-name="T54">1118</text:span></text:a><text:a xlink:type="simple" xlink:href="http://www.mustangproject.org/MustangGnuaccountingBeispielRE-20171118_506blanko.pdf" text:style-name="Internet_20_link" text:visited-style-name="Visited_20_Internet_20_Link">_50</text:a><text:a xlink:type="simple" xlink:href="http://www.mustangproject.org/MustangGnuaccountingBeispielRE-20171118_506blanko.pdf" text:style-name="Internet_20_link" text:visited-style-name="Visited_20_Internet_20_Link"><text:span text:style-name="T54">6</text:span></text:a><text:a xlink:type="simple" xlink:href="http://www.mustangproject.org/MustangGnuaccountingBeispielRE-20171118_506blanko.pdf" text:style-name="Internet_20_link" text:visited-style-name="Visited_20_Internet_20_Link">blanko.pdf</text:a>“ im MustangSample-Ordner</text:p>
                        </text:list-item>
                      </text:list>
                    </text:list-item>
                  </text:list>
                </text:list-item>
              </text:list>
            </text:list-item>
          </text:list>
        </text:list-item>
        <text:list-item>
          <text:p text:style-name="P40">Wechseln Sie zurück zu Eclipse. Fügen Sie durch Rechtsklick auf das Projekt („Eigenschaften“) die heruntergeladene JAR-Dateien Projekteigenschaften als „externe Jars“ zum „Java Build Path“ Reiter „Bibliotheken“ hinzu.</text:p>
        </text:list-item>
      </text:list>
      <text:h text:style-name="Heading_20_3" text:outline-level="3"><text:bookmark-start text:name="__RefHeading__3374_418471081"/>Mit Maven<text:bookmark-end text:name="__RefHeading__3374_418471081"/></text:h>
      <text:p text:style-name="Text_20_body">Mit folgendem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ZUGFeRD/mustangproject/mvn-repo/&lt;/url&gt;</text:p>
      <text:p text:style-name="Preformatted_20_Text"><text:s text:c="4"/>&lt;/repository&gt;</text:p>
      <text:p text:style-name="P31">&lt;/repositories&gt;</text:p>
      <text:p text:style-name="Text_20_body">und folgender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text:span text:style-name="T52">5</text:span>.<text:span text:style-name="T58">1</text:span>&lt;/version&gt;</text:p>
      <text:p text:style-name="P31">&lt;/dependency&gt;</text:p>
      <text:p text:style-name="Standard">Bei der Gelegenheit kann man auch gleich Apache Commons Logging und JAXB importieren:</text:p>
      <text:p text:style-name="P33">&lt;dependency&gt; </text:p>
      <text:p text:style-name="P33"><text:s text:c="6"/>&lt;groupId&gt;commons-logging&lt;/groupId&gt; </text:p>
      <text:p text:style-name="P33"><text:s text:c="6"/>&lt;artifactId&gt;commons-logging&lt;/artifactId&gt; </text:p>
      <text:p text:style-name="P33"><text:s text:c="6"/>&lt;version&gt;1.1.1&lt;/version&gt; </text:p>
      <text:p text:style-name="P33">&lt;/dependency&gt;</text:p>
      <text:p text:style-name="P34">&lt;dependency&gt;</text:p>
      <text:p text:style-name="P5"><text:s text:c="4"/>&lt;groupId&gt;com.sun.xml.bind&lt;/groupId&gt;</text:p>
      <text:p text:style-name="P5"><text:s text:c="4"/>&lt;artifactId&gt;<text:span text:style-name="T53">jaxb-impl</text:span>&lt;/artifactId&gt;</text:p>
      <text:p text:style-name="P5"><text:s text:c="4"/>&lt;version&gt;2.2.5&lt;/version&gt;</text:p>
      <text:p text:style-name="P5">&lt;/dependency&gt;</text:p>
      <text:h text:style-name="Heading_20_2" text:outline-level="2"><text:bookmark-start text:name="__RefHeading__3376_418471081"/>Lesen von ZUGFeRD-Daten<text:bookmark-end text:name="__RefHeading__3376_418471081"/></text:h>
      <text:list xml:id="list234618622822413" text:continue-list="list1846952787" text:style-name="L1">
        <text:list-item text:start-value="1">
          <text:p text:style-name="P41">Laden Sie sich eine PDF-Datei mit ZUGFeRD-Daten herunter, beispielsweise <text:a xlink:type="simple" xlink:href="http://www.mustangproject.org/MustangGnuaccountingBeispielRE-20171118_506.pdf" text:style-name="Internet_20_link" text:visited-style-name="Visited_20_Internet_20_Link">http://www.mustangproject.org/MustangGnuaccountingBeispielRE-2017</text:a><text:a xlink:type="simple" xlink:href="http://www.mustangproject.org/MustangGnuaccountingBeispielRE-20171118_506.pdf" text:style-name="Internet_20_link" text:visited-style-name="Visited_20_Internet_20_Link"><text:span text:style-name="T54">1118</text:span></text:a><text:a xlink:type="simple" xlink:href="http://www.mustangproject.org/MustangGnuaccountingBeispielRE-20171118_506.pdf" text:style-name="Internet_20_link" text:visited-style-name="Visited_20_Internet_20_Link">_50</text:a><text:a xlink:type="simple" xlink:href="http://www.mustangproject.org/MustangGnuaccountingBeispielRE-20171118_506.pdf" text:style-name="Internet_20_link" text:visited-style-name="Visited_20_Internet_20_Link"><text:span text:style-name="T54">6</text:span></text:a><text:a xlink:type="simple" xlink:href="http://www.mustangproject.org/MustangGnuaccountingBeispielRE-20171118_506.pdf" text:style-name="Internet_20_link" text:visited-style-name="Visited_20_Internet_20_Link">.pdf</text:a> </text:p>
        </text:list-item>
        <text:list-item>
          <text:p text:style-name="P41">Erstellen Sie eine neue Java-Klasse unterhalb von src, beispielsweise MustangReader. inklusive „Public static void main()“ <text:s/></text:p>
        </text:list-item>
        <text:list-item>
          <text:p text:style-name="P52">Geben Sie innerhalb von Main „ZUGFeRDImporter zi=<text:span text:style-name="T1">new</text:span> ZUGFeRDImporter();“ ein und lassen Sie den Import durch STRG+SHIFT+O ergänzen</text:p>
        </text:list-item>
        <text:list-item>
          <text:p text:style-name="P52">verwenden Sie zi.extract(PDF-Dateiname) und ggf. canParse() um festzustellen ob es sich um <text:soft-page-break/>ZUGFeRD-Daten handelt. </text:p>
        </text:list-item>
        <text:list-item>
          <text:p text:style-name="P52">Nach zi.parse() haben Sie Zugriff auf die getter wie getAmount()</text:p>
        </text:list-item>
        <text:list-item>
          <text:p text:style-name="P52">Welche Daten enthalten sind, können Sie der XML-Datei entnehmen die im ZUGFeRD-Beispiel-PDF eingebettet ist</text:p>
        </text:list-item>
      </text:list>
      <text:p text:style-name="P16"/>
      <text:h text:style-name="Heading_20_3" text:outline-level="3"><text:bookmark-start text:name="__RefHeading__3378_418471081"/>Komplettes Lesebeispiel <text:bookmark-end text:name="__RefHeading__3378_418471081"/></text:h>
      <text:list xml:id="list234620203017594" text:continue-numbering="true" text:style-name="L1">
        <text:list-header>
          <text:p text:style-name="P54"><text:s/></text:p>
        </text:list-header>
      </text:list>
      <text:p text:style-name="P17"><text:span text:style-name="T1">package</text:span> sample;</text:p>
      <text:p text:style-name="P10"/>
      <text:p text:style-name="P10"><text:span text:style-name="T1">import</text:span><text:span text:style-name="T4"> org.mustangproject.ZUGFeRD.ZUGFeRDImporter;</text:span></text:p>
      <text:p text:style-name="P10"/>
      <text:p text:style-name="P10"><text:span text:style-name="T1">public</text:span><text:span text:style-name="T4"> </text:span><text:span text:style-name="T1">class</text:span><text:span text:style-name="T4"> Read {</text:span></text:p>
      <text:p text:style-name="P10"/>
      <text:p text:style-name="P10"><text:span text:style-name="T4"><text:tab/></text:span><text:span text:style-name="T1">public</text:span><text:span text:style-name="T4"> </text:span><text:span text:style-name="T1">static</text:span><text:span text:style-name="T4"> </text:span><text:span text:style-name="T1">void</text:span><text:span text:style-name="T4"> main(String[] args) {</text:span></text:p>
      <text:p text:style-name="P10"><text:span text:style-name="T4"><text:tab/><text:tab/>ZUGFeRDImporter zi=</text:span><text:span text:style-name="T1">new</text:span><text:span text:style-name="T4"> ZUGFeRDImporter();</text:span></text:p>
      <text:p text:style-name="P10"><text:span text:style-name="T4"><text:tab/><text:tab/>zi.extract(</text:span><text:span text:style-name="T27">"./MustangGnuaccountingBeispielRE-2017</text:span><text:span text:style-name="T33">1118</text:span><text:span text:style-name="T27">_50</text:span><text:span text:style-name="T33">6</text:span><text:span text:style-name="T27">.pdf"</text:span><text:span text:style-name="T4">);</text:span></text:p>
      <text:p text:style-name="P10"><text:span text:style-name="T4"><text:tab/><text:tab/>System.</text:span><text:span text:style-name="T40">out</text:span><text:span text:style-name="T4">.println(</text:span><text:span text:style-name="T27">"Lese ZUGFeRD"</text:span><text:span text:style-name="T4">);</text:span></text:p>
      <text:p text:style-name="P10"><text:span text:style-name="T4"><text:tab/><text:tab/></text:span><text:span text:style-name="T1">if</text:span><text:span text:style-name="T4"> (zi.canParse()) {</text:span></text:p>
      <text:p text:style-name="P4"><text:tab/><text:tab/><text:tab/>zi.parse();</text:p>
      <text:p text:style-name="P10"><text:span text:style-name="T4"><text:tab/><text:tab/><text:tab/>System.</text:span><text:span text:style-name="T40">out</text:span><text:span text:style-name="T4">.println(</text:span><text:span text:style-name="T27">"Fälliger Betrag:"</text:span><text:span text:style-name="T4">+zi.getAmount());</text:span></text:p>
      <text:p text:style-name="P10"><text:span text:style-name="T4"><text:tab/><text:tab/><text:tab/>System.</text:span><text:span text:style-name="T40">out</text:span><text:span text:style-name="T4">.println(</text:span><text:span text:style-name="T27">"BIC:"</text:span><text:span text:style-name="T4">+zi.getBIC());</text:span></text:p>
      <text:p text:style-name="P10"><text:span text:style-name="T4"><text:tab/><text:tab/><text:tab/>System.</text:span><text:span text:style-name="T40">out</text:span><text:span text:style-name="T4">.println(</text:span><text:span text:style-name="T27">"IBAN:"</text:span><text:span text:style-name="T4">+zi.getIBAN());</text:span></text:p>
      <text:p text:style-name="P10"><text:span text:style-name="T4"><text:tab/><text:tab/><text:tab/>System.</text:span><text:span text:style-name="T40">out</text:span><text:span text:style-name="T4">.println(</text:span><text:span text:style-name="T27">"Kontoinhaber:"</text:span><text:span text:style-name="T4">+zi.getHolder());</text:span></text:p>
      <text:p text:style-name="P10"><text:span text:style-name="T4"><text:tab/><text:tab/><text:tab/>System.</text:span><text:span text:style-name="T40">out</text:span><text:span text:style-name="T4">.println(</text:span><text:span text:style-name="T27">"Rechnungsnr:"</text:span><text:span text:style-name="T4">+zi.getForeignReference());</text:span></text:p>
      <text:p text:style-name="P4"><text:tab/><text:tab/><text:tab/></text:p>
      <text:p text:style-name="P4"><text:tab/><text:tab/>}</text:p>
      <text:p text:style-name="P4"><text:tab/><text:tab/></text:p>
      <text:p text:style-name="P10"/>
      <text:p text:style-name="P4"><text:tab/>}</text:p>
      <text:p text:style-name="P10"/>
      <text:p text:style-name="P4">}</text:p>
      <text:p text:style-name="P18"/>
      <text:h text:style-name="P38" text:outline-level="2"><text:bookmark-start text:name="__RefHeading___Toc3798_1643104272"/>Schreiben einer ZUGFeRD-PDF-Datei<text:bookmark-end text:name="__RefHeading___Toc3798_1643104272"/></text:h>
      <text:p text:style-name="P20">Ein Beispielprogramm zum Schreiben ist deshalb umfangreicher, weil erstens mehr Daten in einer differenzierteren Struktur geschrieben werden als derzeit beim Lesen benötigt und zweitens dem Exporter die Daten per Interface zur Verfügung gestellt werden müssen.</text:p>
      <text:p text:style-name="Text_20_body"/>
      <text:list xml:id="list234619924614664" text:continue-list="list234620203017594" text:style-name="L1">
        <text:list-item text:start-value="1">
          <text:p text:style-name="P40">Erstellen Sie eine neue Klasse unterhalb von src, beispielsweise MustangWriter inklusive des obligatorischen „Public static void main()“ .</text:p>
        </text:list-item>
        <text:list-item>
          <text:p text:style-name="P40">Ändern Sie <text:span text:style-name="T2">public</text:span><text:span text:style-name="T5"> </text:span><text:span text:style-name="T2">class</text:span><text:span text:style-name="T5"> MustangWriter </text:span><text:span text:style-name="T11">in</text:span><text:span text:style-name="T5"> </text:span><text:span text:style-name="T2">public</text:span><text:span text:style-name="T5"> </text:span><text:span text:style-name="T2">class</text:span><text:span text:style-name="T5"> </text:span><text:span text:style-name="T6">MustangWriter</text:span><text:span text:style-name="T5"> </text:span><text:span text:style-name="T2">implements</text:span><text:span text:style-name="T5"> IZUGFeRDExportableTransaction</text:span></text:p>
        </text:list-item>
        <text:list-item>
          <text:p text:style-name="P45">Fügen Sie innerhalb der Klasse MustangWriter folgende Klassen hinzu </text:p>
          <text:list>
            <text:list-item>
              <text:p text:style-name="P56"><text:span text:style-name="T1">class</text:span><text:span text:style-name="T4"> </text:span><text:span text:style-name="T8">Contact</text:span><text:span text:style-name="T4"> </text:span><text:span text:style-name="T1">implements</text:span><text:span text:style-name="T4"> IZUGFeRDExportableContact {}</text:span></text:p>
            </text:list-item>
            <text:list-item>
              <text:p text:style-name="P56"><text:span text:style-name="T1">class</text:span><text:span text:style-name="T4"> </text:span><text:span text:style-name="T8">Item</text:span><text:span text:style-name="T4"> </text:span><text:span text:style-name="T1">implements</text:span><text:span text:style-name="T4"> IZUGFeRDExportableItem {</text:span></text:p>
              <text:list>
                <text:list-header>
                  <text:p text:style-name="P56"><text:span text:style-name="T3">private</text:span><text:span text:style-name="T7"> BigDecimal </text:span><text:span text:style-name="T43">price</text:span><text:span text:style-name="T7">, </text:span><text:span text:style-name="T43">quantity</text:span><text:span text:style-name="T7">;</text:span></text:p>
                </text:list-header>
              </text:list>
            </text:list-item>
          </text:list>
        </text:list-item>
      </text:list>
      <text:p text:style-name="P8"><text:span text:style-name="T4"><text:tab/><text:tab/></text:span><text:span text:style-name="T1">private</text:span><text:span text:style-name="T4"> Product </text:span><text:span text:style-name="T39">product</text:span><text:span text:style-name="T4">;</text:span></text:p>
      <text:list xml:id="list234618511145578" text:continue-numbering="true" text:style-name="L1">
        <text:list-item>
          <text:list>
            <text:list-header>
              <text:p text:style-name="P55">}</text:p>
            </text:list-header>
            <text:list-item>
              <text:p text:style-name="P56"><text:span text:style-name="T1">class</text:span><text:span text:style-name="T4"> Product </text:span><text:span text:style-name="T1">implements</text:span><text:span text:style-name="T4"> IZUGFeRDExportableProduct {</text:span></text:p>
              <text:list>
                <text:list-header>
                  <text:p text:style-name="P56"><text:span text:style-name="T1">private</text:span><text:span text:style-name="T4"> String </text:span><text:span text:style-name="T39">description</text:span><text:span text:style-name="T4">, </text:span><text:span text:style-name="T39">name</text:span><text:span text:style-name="T4">, </text:span><text:span text:style-name="T39">unit</text:span><text:span text:style-name="T4">;</text:span></text:p>
                </text:list-header>
              </text:list>
            </text:list-item>
          </text:list>
        </text:list-item>
      </text:list>
      <text:p text:style-name="P8"><text:span text:style-name="T4"><text:tab/><text:tab/></text:span><text:span text:style-name="T1">private</text:span><text:span text:style-name="T4"> BigDecimal </text:span><text:span text:style-name="T39">VATPercent</text:span><text:span text:style-name="T4">;</text:span></text:p>
      <text:p text:style-name="P2"><text:tab/>}</text:p>
      <text:p text:style-name="P2"><text:tab/></text:p>
      <text:list xml:id="list234619653419173" text:continue-numbering="true" text:style-name="L1">
        <text:list-item>
          <text:p text:style-name="P41"><text:soft-page-break/>Generieren Sie die Imports durch Drücken von STRG+SHIFT+O</text:p>
        </text:list-item>
        <text:list-item>
          <text:p text:style-name="P41">Markieren Sie den Klassennamen MustangWriter und drücken Sie ALT+SHIFT+S, wählen Sie <text:s/>Override/Implement Methods und drücken Return.</text:p>
        </text:list-item>
        <text:list-item>
          <text:p text:style-name="P41">Klicken Sie auf Contact und Wiederholen Sie den letzten Schritt.</text:p>
        </text:list-item>
        <text:list-item>
          <text:p text:style-name="P41">Klicken Sie auf Item, markieren Sie die Variablen und wählen Sie zuerst „<text:span text:style-name="T48">Generate Getters and Setters</text:span>“ nach drücken von ALT+SHIFT+S. Wählen Sie alle Member aus und drücken Sie Return.</text:p>
        </text:list-item>
        <text:list-item>
          <text:p text:style-name="P41">Klicken Sie erneut auf Item, drücken von ALT+SHIFT+S und wählen „Generate Constructor using Fields“. Wählen Sie erneut alle Member aus und drücken Sie Return.</text:p>
        </text:list-item>
        <text:list-item>
          <text:p text:style-name="P42">Auf Item muss der Quick Fix <text:span text:style-name="T56">„add unimplemented methods“ </text:span>ausgeführt werden, die zwei generierten Funktionen <text:s/>(<text:span text:style-name="T56">getItemAllowances </text:span>u<text:span text:style-name="T56">nd getItemCharges</text:span>) dürfen null zurück geben.</text:p>
        </text:list-item>
        <text:list-item>
          <text:p text:style-name="P41">Wenden Sie die beiden letzten Schritte auch auf Product an: Klicken Sie auf Product, markieren Sie die Variablen und wählen Sie „Generate Getters and Setters“ nach drücken von ALT+SHIFT+S. Wählen Sie alle Member aus und drücken Sie Return.</text:p>
        </text:list-item>
        <text:list-item>
          <text:p text:style-name="P41">Item benötigt neben den getter/setter auch noch andere Methode, wählen Sie Item aus, drücken Sie ALT+SHIFT+S, wählen Sie <text:s/>Override/Implement Methods </text:p>
        </text:list-item>
        <text:list-item>
          <text:p text:style-name="P41">Klicken Sie erneut auf Product, drücken von ALT+SHIFT+S und wählen „Generate Constructor using Fields“. Wählen Sie erneut alle Member aus und drücken Sie Return.</text:p>
        </text:list-item>
        <text:list-item>
          <text:p text:style-name="P41">Folgende Methoden von Contact sollten Folgendes zurückgeben:</text:p>
          <text:list>
            <text:list-item>
              <text:p text:style-name="P56"><text:span text:style-name="T4">getCountry(): </text:span><text:span text:style-name="T27">"DE"</text:span></text:p>
            </text:list-item>
            <text:list-item>
              <text:p text:style-name="P56"><text:span text:style-name="T4">getLocation(): </text:span><text:span text:style-name="T27">"Spielkreis"</text:span></text:p>
            </text:list-item>
            <text:list-item>
              <text:p text:style-name="P56"><text:span text:style-name="T4">getName(): </text:span><text:span text:style-name="T27">"Theodor Est"</text:span></text:p>
            </text:list-item>
            <text:list-item>
              <text:p text:style-name="P56"><text:span text:style-name="T4">getStreet(): </text:span><text:span text:style-name="T27">"Bahnstr. 42"</text:span></text:p>
            </text:list-item>
            <text:list-item>
              <text:p text:style-name="P56"><text:span text:style-name="T4">getVATID(): </text:span><text:span text:style-name="T27">"DE999999999"</text:span></text:p>
            </text:list-item>
            <text:list-item>
              <text:p text:style-name="P56"><text:span text:style-name="T4">getZIP(): </text:span><text:span text:style-name="T27">"88802"</text:span><text:span text:style-name="T4">;</text:span></text:p>
            </text:list-item>
          </text:list>
        </text:list-item>
        <text:list-item>
          <text:p text:style-name="P41">Folgende Methoden der Hauptklasse -MustangWriter- sollten folgendes zurückgeben:</text:p>
          <text:list>
            <text:list-item>
              <text:p text:style-name="P57"><text:span text:style-name="T4">getDeliveryDate(): </text:span><text:span text:style-name="T1">new</text:span><text:span text:style-name="T4"> GregorianCalendar(2017,Calendar.</text:span><text:span text:style-name="T41">NOVEMBER</text:span><text:span text:style-name="T4">,</text:span><text:span text:style-name="T22">1</text:span><text:span text:style-name="T4">7).getTime()</text:span></text:p>
            </text:list-item>
            <text:list-item>
              <text:p text:style-name="P43">Zweimaliges CTRL+SHIFT+O importiert die dazu nötige GregorianCalendar und Calendar Klasse</text:p>
            </text:list-item>
            <text:list-item>
              <text:p text:style-name="P51"><text:span text:style-name="T4">getDueDate(): </text:span><text:span text:style-name="T1">new</text:span><text:span text:style-name="T4"> GregorianCalendar(2017,Calendar.</text:span><text:span text:style-name="T41">DECEMBER</text:span><text:span text:style-name="T4">,</text:span><text:span text:style-name="T22">9</text:span><text:span text:style-name="T4">).getTime()</text:span></text:p>
            </text:list-item>
            <text:list-item>
              <text:p text:style-name="P51"><text:span text:style-name="T4">getIssueDate(): </text:span><text:span text:style-name="T1">new</text:span><text:span text:style-name="T4"> GregorianCalendar(2017,Calendar.</text:span><text:span text:style-name="T41">NOVEMBER</text:span><text:span text:style-name="T4">,</text:span><text:span text:style-name="T22">18</text:span><text:span text:style-name="T4">).getTime()</text:span></text:p>
            </text:list-item>
            <text:list-item>
              <text:p text:style-name="P46"><text:span text:style-name="T7">getNumber(): </text:span><text:span text:style-name="T28">"RE-2017</text:span><text:span text:style-name="T34">1118</text:span><text:span text:style-name="T28">/50</text:span><text:span text:style-name="T34">6</text:span><text:span text:style-name="T28">"</text:span></text:p>
            </text:list-item>
            <text:list-item>
              <text:p text:style-name="P46"><text:span text:style-name="T7">getOwnBIC(): </text:span><text:span text:style-name="T28">"COBADEFFXXX"</text:span></text:p>
            </text:list-item>
            <text:list-item>
              <text:p text:style-name="P46"><text:span text:style-name="T4">getOwnBankName(): </text:span><text:span text:style-name="T32">"Commerzbank"</text:span></text:p>
            </text:list-item>
            <text:list-item>
              <text:p text:style-name="P57"><text:span text:style-name="T4">getOwnCountry() </text:span><text:span text:style-name="T27">"DE"</text:span></text:p>
            </text:list-item>
            <text:list-item>
              <text:p text:style-name="P46"><text:span text:style-name="T4">getOwnIBAN(): </text:span><text:span text:style-name="T27">"DE88 2008 0000 0970 3757 00"</text:span></text:p>
            </text:list-item>
            <text:list-item>
              <text:p text:style-name="P57"><text:span text:style-name="T4">getOwnLocation() </text:span><text:span text:style-name="T27">"Stadthausen"</text:span></text:p>
            </text:list-item>
            <text:list-item>
              <text:p text:style-name="P46"><text:span text:style-name="T7">getOwnOrganisationName(): </text:span><text:span text:style-name="T28">"Bei Spiel GmbH"</text:span></text:p>
            </text:list-item>
            <text:list-item>
              <text:p text:style-name="P59"><text:span text:style-name="T4">getOwnStreet() </text:span><text:span text:style-name="T27">"Ecke 12"</text:span></text:p>
            </text:list-item>
            <text:list-item>
              <text:p text:style-name="P51"><text:span text:style-name="T4">getOwnTaxID(): </text:span><text:span text:style-name="T27">"22/815/0815/4"</text:span></text:p>
            </text:list-item>
            <text:list-item>
              <text:p text:style-name="P51"><text:span text:style-name="T4">getOwnVATID(): </text:span><text:span text:style-name="T27">"DE136695976"</text:span></text:p>
            </text:list-item>
            <text:list-item>
              <text:p text:style-name="P60"><text:span text:style-name="T4">getOwnZIP(): </text:span><text:span text:style-name="T27">"12345"</text:span></text:p>
            </text:list-item>
            <text:list-item>
              <text:p text:style-name="P60"><text:soft-page-break/><text:span text:style-name="T4">getOwnOrganisationFullPlaintextInfo(): </text:span><text:span text:style-name="T27">"Bei Spiel GmbH\n"</text:span><text:span text:style-name="T4">+</text:span></text:p>
              <text:p text:style-name="P60"><text:span text:style-name="T27">"Ecke 12\n"</text:span><text:span text:style-name="T4">+</text:span></text:p>
              <text:p text:style-name="P60"><text:span text:style-name="T27">"12345 Stadthausen\n"</text:span><text:span text:style-name="T4">+</text:span></text:p>
              <text:p text:style-name="P61">"Geschäftsführer: Max Mustermann"</text:p>
            </text:list-item>
            <text:list-item>
              <text:p text:style-name="P46"><text:span text:style-name="T7">getRecipient(): </text:span><text:span text:style-name="T3">new</text:span><text:span text:style-name="T7"> Contact()</text:span></text:p>
              <text:p text:style-name="P58"/>
            </text:list-item>
            <text:list-item>
              <text:p text:style-name="P52">getZFItems() der Hauptklasse kann jetzt Produkte anlegen und diese als Array von Posten (Items) zurückliefern:</text:p>
            </text:list-item>
          </text:list>
          <text:p text:style-name="P56"><text:span text:style-name="T4"><text:tab/><text:tab/>Item[] allItems=</text:span><text:span text:style-name="T1">new</text:span><text:span text:style-name="T4"> Item[3];</text:span></text:p>
        </text:list-item>
      </text:list>
      <text:p text:style-name="P8"><text:span text:style-name="T4"><text:tab/><text:tab/>Product designProduct=</text:span><text:span text:style-name="T1">new</text:span><text:span text:style-name="T4"> Product(</text:span><text:span text:style-name="T27">""</text:span><text:span text:style-name="T4">, </text:span><text:span text:style-name="T27">"Künstlerische Gestaltung (Stunde): Einer Beispielrechnung"</text:span><text:span text:style-name="T4">, </text:span><text:span text:style-name="T27">"HUR"</text:span><text:span text:style-name="T4">, </text:span><text:span text:style-name="T1">new</text:span><text:span text:style-name="T4"> BigDecimal(</text:span><text:span text:style-name="T27">"7.000000"</text:span><text:span text:style-name="T4">));</text:span></text:p>
      <text:p text:style-name="P8"><text:span text:style-name="T4"><text:tab/><text:tab/>Product balloonProduct=</text:span><text:span text:style-name="T1">new</text:span><text:span text:style-name="T4"> Product(</text:span><text:span text:style-name="T27">""</text:span><text:span text:style-name="T4">, </text:span><text:span text:style-name="T27">"Luftballon: Bunt, ca. 500ml"</text:span><text:span text:style-name="T4">, </text:span><text:span text:style-name="T27">"C62"</text:span><text:span text:style-name="T4">, </text:span><text:span text:style-name="T1">new</text:span><text:span text:style-name="T4"> BigDecimal(</text:span><text:span text:style-name="T27">"19.000000"</text:span><text:span text:style-name="T4">));</text:span></text:p>
      <text:p text:style-name="P8"><text:span text:style-name="T4"><text:tab/><text:tab/>Product airProduct=</text:span><text:span text:style-name="T1">new</text:span><text:span text:style-name="T4"> Product(</text:span><text:span text:style-name="T27">""</text:span><text:span text:style-name="T4">, </text:span><text:span text:style-name="T27">"Heiße Luft pro Liter"</text:span><text:span text:style-name="T4">, </text:span><text:span text:style-name="T27">"LTR"</text:span><text:span text:style-name="T4">, </text:span><text:span text:style-name="T1">new</text:span><text:span text:style-name="T4"> BigDecimal(</text:span><text:span text:style-name="T27">"19.000000"</text:span><text:span text:style-name="T4">));</text:span></text:p>
      <text:p text:style-name="P2"><text:tab/><text:tab/></text:p>
      <text:p text:style-name="P8"><text:span text:style-name="T4"><text:tab/><text:tab/>allItems[0]=</text:span><text:span text:style-name="T1">new</text:span><text:span text:style-name="T4"> Item(</text:span><text:span text:style-name="T1">new</text:span><text:span text:style-name="T4"> BigDecimal(</text:span><text:span text:style-name="T27">"160"</text:span><text:span text:style-name="T4">), </text:span><text:span text:style-name="T1">new</text:span><text:span text:style-name="T4"> BigDecimal(</text:span><text:span text:style-name="T27">"1"</text:span><text:span text:style-name="T4">), designProduct);</text:span></text:p>
      <text:p text:style-name="P8"><text:span text:style-name="T4"><text:tab/><text:tab/>allItems[1]=</text:span><text:span text:style-name="T1">new</text:span><text:span text:style-name="T4"> Item(</text:span><text:span text:style-name="T1">new</text:span><text:span text:style-name="T4"> BigDecimal(</text:span><text:span text:style-name="T27">"0.79"</text:span><text:span text:style-name="T4">), </text:span><text:span text:style-name="T1">new</text:span><text:span text:style-name="T4"> BigDecimal(</text:span><text:span text:style-name="T27">"400"</text:span><text:span text:style-name="T4">), balloonProduct);</text:span></text:p>
      <text:p text:style-name="P8"><text:span text:style-name="T4"><text:tab/><text:tab/>allItems[2]=</text:span><text:span text:style-name="T1">new</text:span><text:span text:style-name="T4"> Item(</text:span><text:span text:style-name="T1">new</text:span><text:span text:style-name="T4"> BigDecimal(</text:span><text:span text:style-name="T27">"0.10"</text:span><text:span text:style-name="T4">), </text:span><text:span text:style-name="T1">new</text:span><text:span text:style-name="T4"> BigDecimal(</text:span><text:span text:style-name="T27">"200"</text:span><text:span text:style-name="T4">), airProduct);</text:span></text:p>
      <text:p text:style-name="P8"><text:span text:style-name="T4"><text:tab/><text:tab/></text:span><text:span text:style-name="T1">return</text:span><text:span text:style-name="T4"> allItems;</text:span></text:p>
      <text:list xml:id="list1701928985" text:style-name="L2">
        <text:list-header>
          <text:p text:style-name="P53"/>
        </text:list-header>
      </text:list>
      <text:list xml:id="list234620392498605" text:continue-list="list234619653419173" text:style-name="L1">
        <text:list-item>
          <text:list>
            <text:list-item>
              <text:p text:style-name="P41">Legen Sie eine neue Funktion, beispielsweise „apply“ an (private reicht).</text:p>
            </text:list-item>
            <text:list-item>
              <text:p text:style-name="P41">In der Main-Methode der Hauptklasse instantiiert man jetzt die Klasse und rufen Sie dort apply() auf. </text:p>
            </text:list-item>
            <text:list-item>
              <text:p text:style-name="P41">In der apply-Methode kann man jetzt</text:p>
              <text:list>
                <text:list-item>
                  <text:p text:style-name="P41">eine ZUGFeRDExporter<text:span text:style-name="T55">Factory</text:span> instantiieren, </text:p>
                </text:list-item>
                <text:list-item>
                  <text:p text:style-name="P48"><text:span text:style-name="T22">darauf Producer und Creator setzen (bspw.</text:span><text:span text:style-name="T23"> ZUGFeRDExporter ze=new ZUGFeRDExporterFromA1Factory().setProducer(</text:span><text:span text:style-name="T31">"string"</text:span><text:span text:style-name="T23">).setCreator(</text:span><text:span text:style-name="T31">"string"</text:span><text:span text:style-name="T23">)</text:span><text:span text:style-name="T22">) und über load die PDF-A/1-Datei angeben und über den Rückgabewert den ZUGFeRDExporter holen. Die ZUGFeRD-Version kann man in der setProducer.setCreator-Kette mit setZUGFeRDVersion(2) angeben. </text:span></text:p>
                </text:list-item>
                <text:list-item>
                  <text:p text:style-name="P41"><text:span text:style-name="T55">Auf dem Exporter ruft man die</text:span>PDFattachZugferdFile-Methode (mit this als IZUGFeRDExportableTransaction) auf <text:span text:style-name="T55">und</text:span></text:p>
                </text:list-item>
                <text:list-item>
                  <text:p text:style-name="P47"><text:span text:style-name="T22">benutzt schlussendlich die</text:span><text:span text:style-name="T4"> export-Funktion. Die apply-Methode sieht dann – mit entsprechenden try/catch-Blöcken- beispielsweise so aus: <text:s text:c="2"/></text:span><text:span text:style-name="T14"><text:tab/><text:tab/></text:span></text:p>
                </text:list-item>
              </text:list>
            </text:list-item>
          </text:list>
        </text:list-item>
      </text:list>
      <text:p text:style-name="P3"><text:tab/><text:tab/></text:p>
      <text:p text:style-name="P9"><text:span text:style-name="T1"><text:tab/><text:tab/>try</text:span><text:span text:style-name="T4"> { </text:span></text:p>
      <text:p text:style-name="P9"><text:span text:style-name="T4"><text:tab/><text:tab/><text:tab/>System.</text:span><text:span text:style-name="T40">out</text:span><text:span text:style-name="T4">.println(</text:span><text:span text:style-name="T27">"</text:span><text:span text:style-name="T37">Lese</text:span><text:span text:style-name="T27"> Blanko-PDF"</text:span><text:span text:style-name="T4">); </text:span></text:p>
      <text:p text:style-name="P9"><text:span text:style-name="T4"><text:tab/><text:tab/><text:tab/>ZUGFeRDExporter ze = </text:span><text:span text:style-name="T1">new</text:span><text:span text:style-name="T4"> ZUGFeRDExporte</text:span><text:span text:style-name="T24">rFromA1Factory</text:span><text:span text:style-name="T4">().</text:span><text:span text:style-name="T24">setProducer(</text:span><text:span text:style-name="T35">"My Application"</text:span><text:span text:style-name="T24">).setCreator(System.</text:span><text:span text:style-name="T9">getProperty</text:span><text:span text:style-name="T24">(</text:span><text:span text:style-name="T35">"user.name"</text:span><text:span text:style-name="T24">)).load(</text:span><text:span text:style-name="T35">"./MustangGnuaccountingBeispielRE-2017</text:span><text:span text:style-name="T36">1118</text:span><text:span text:style-name="T35">_50</text:span><text:span text:style-name="T36">6</text:span><text:span text:style-name="T35">blanko.pdf"</text:span><text:span text:style-name="T24">)</text:span><text:span text:style-name="T4">; </text:span></text:p>
      <text:p text:style-name="P9"><text:span text:style-name="T4"><text:tab/><text:tab/><text:tab/>System.</text:span><text:span text:style-name="T40">out</text:span><text:span text:style-name="T4">.println(</text:span><text:span text:style-name="T27">"</text:span><text:span text:style-name="T37">Generiere</text:span><text:span text:style-name="T35"> </text:span><text:span text:style-name="T27">ZUGFeRD-Dat</text:span><text:span text:style-name="T37">en</text:span><text:span text:style-name="T27">"</text:span><text:span text:style-name="T4">);</text:span></text:p>
      <text:p text:style-name="P9"><text:span text:style-name="T4"><text:tab/><text:tab/><text:tab/>ze.PDFattachZugferdFile(</text:span><text:span text:style-name="T1">this</text:span><text:span text:style-name="T4">); </text:span></text:p>
      <text:p text:style-name="P9"><text:span text:style-name="T4"><text:tab/><text:tab/><text:tab/>System.</text:span><text:span text:style-name="T40">out</text:span><text:span text:style-name="T4">.println(</text:span><text:span text:style-name="T27">"</text:span><text:span text:style-name="T37">Schreibe</text:span><text:span text:style-name="T27"> ZUGFeRD-PDF"</text:span><text:span text:style-name="T4">);</text:span></text:p>
      <text:p text:style-name="P9"><text:span text:style-name="T4"><text:tab/><text:tab/><text:tab/>ze.export(</text:span><text:span text:style-name="T27">"./MustangGnuaccountingBeispielRE-</text:span><text:soft-page-break/><text:span text:style-name="T27">2017</text:span><text:span text:style-name="T36">1118</text:span><text:span text:style-name="T27">_50</text:span><text:span text:style-name="T36">6</text:span><text:span text:style-name="T27">new.pdf"</text:span><text:span text:style-name="T4">); </text:span></text:p>
      <text:p text:style-name="P9"><text:span text:style-name="T4"><text:tab/><text:tab/><text:tab/>System.</text:span><text:span text:style-name="T40">out</text:span><text:span text:style-name="T4">.println(</text:span><text:span text:style-name="T27">"</text:span><text:span text:style-name="T37">Fertig</text:span><text:span text:style-name="T27">."</text:span><text:span text:style-name="T4">);<text:tab/><text:tab/><text:tab/></text:span></text:p>
      <text:p text:style-name="P9"><text:span text:style-name="T4"><text:tab/><text:tab/>} </text:span><text:span text:style-name="T1">catch</text:span><text:span text:style-name="T4"> (IOException e) { </text:span></text:p>
      <text:p text:style-name="P3"><text:tab/><text:tab/><text:tab/>e.printStackTrace(); </text:p>
      <text:p text:style-name="P3"><text:tab/><text:tab/>}</text:p>
      <text:p text:style-name="P3"/>
      <text:list xml:id="list234618685870383" text:continue-numbering="true" text:style-name="L1">
        <text:list-item>
          <text:list>
            <text:list-item>
              <text:p text:style-name="P41">Ein CTRL+SHIFT+O hilft wieder beim Hinzufügen der nötigen Imports</text:p>
            </text:list-item>
            <text:list-item>
              <text:p text:style-name="P41">„My Application“ und <text:span text:style-name="T45">System.</text:span><text:span text:style-name="T44">getProperty</text:span><text:span text:style-name="T45">(</text:span><text:span text:style-name="T29">"user.name"</text:span><text:span text:style-name="T45">) </text:span>werden in den Metadaten als „Producer“ (in etwa: erstellende Anwendung) beziehungsweise „Creator“ (in etwa: Autor) gespeichert. Bitte passen Sie die Werte entsprechend Ihrer Anwendung an.</text:p>
            </text:list-item>
            <text:list-item>
              <text:p text:style-name="P41">Starten Sie, es sollte eine valide ZUFeRD-Rechnung in <text:span text:style-name="T29">./MustangGnuaccountingBeispielRE-2017</text:span><text:span text:style-name="T30">1118</text:span><text:span text:style-name="T29">_50</text:span><text:span text:style-name="T30">6</text:span><text:span text:style-name="T29">new.pdf</text:span></text:p>
              <text:p text:style-name="P41">erstellt werden.</text:p>
            </text:list-item>
            <text:list-item>
              <text:p text:style-name="P41">Passen Sie ggf. die NOTICE-Datei an und fügen Sie Ihrer Anwendung hinzu.</text:p>
            </text:list-item>
            <text:list-item>
              <text:p text:style-name="P41">Stellen Sie sicher, dass die XML-Daten in der dem PDF eingebetteten ZUGFeRD-invoice.xml immer den menschenlesbaren Daten im PDF entsprechen.</text:p>
            </text:list-item>
          </text:list>
        </text:list-item>
      </text:list>
      <text:p text:style-name="P3"><text:span text:style-name="T50">Die erzeugte Datei beinhaltet ZUGFeRD-invoice.xml statt factur-x.xml im offiziellen Beispiel so lange die ZUGFeRD-Version </text:span><text:span text:style-name="T51">in der Factory </text:span><text:span text:style-name="T50">nicht auf 2 gesetzt wurde.</text:span></text:p>
      <text:list xml:id="list2206385592" text:style-name="L3">
        <text:list-item>
          <text:p text:style-name="P44"/>
        </text:list-item>
      </text:list>
      <text:h text:style-name="Heading_20_3" text:outline-level="3"><text:bookmark-start text:name="__RefHeading__3382_418471081"/>Komplettes Schreibbeispiel<text:bookmark-end text:name="__RefHeading__3382_418471081"/></text:h>
      <text:p text:style-name="Standard"/>
      <text:p text:style-name="Standard">Siehe MustangWriter.java in diesem Verzeichnis.</text:p>
      <text:p text:style-name="P19"/>
      <text:h text:style-name="Heading_20_3" text:outline-level="3"><text:bookmark-start text:name="__RefHeading__3546_418471081"/>Schreiben eigener XML-Daten<text:bookmark-end text:name="__RefHeading__3546_418471081"/></text:h>
      <text:p text:style-name="Text_20_body">Sollten Sie eine eigene Implementierung verwenden um <text:s/>ZUGFeRD-XML-Daten zu erzeugen können Sie diese mit <text:span text:style-name="T15">setZUGFeRDXMLData </text:span>schreiben:</text:p>
      <text:p text:style-name="P12"><text:span text:style-name="T15"><text:tab/> <text:s text:c="4"/></text:span><text:span text:style-name="T20">ZUGFeRDExporter </text:span><text:span text:style-name="T47">ze</text:span><text:span text:style-name="T20">;</text:span></text:p>
      <text:p text:style-name="P13"><text:span text:style-name="T4"><text:tab/><text:tab/></text:span><text:span text:style-name="T1">try</text:span><text:span text:style-name="T4"> {</text:span></text:p>
      <text:p text:style-name="P6"/>
      <text:p text:style-name="P13"><text:span text:style-name="T4"><text:tab/><text:tab/><text:tab/>System.</text:span><text:span text:style-name="T42">out</text:span><text:span text:style-name="T4">.println(</text:span><text:span text:style-name="T27">"</text:span><text:span text:style-name="T37">Konvertiere zu</text:span><text:span text:style-name="T27"> PDF/A-3u"</text:span><text:span text:style-name="T4">);</text:span></text:p>
      <text:p text:style-name="P11"><text:span text:style-name="T20"><text:tab/><text:tab/><text:tab/></text:span><text:span text:style-name="T47">ze</text:span><text:span text:style-name="T20"> = </text:span><text:span text:style-name="T21">new</text:span></text:p>
      <text:p text:style-name="P35">ZUGFeRDExporterFromA1Factory().setProducer("My</text:p>
      <text:p text:style-name="P32">Application").setCreator(<text:span text:style-name="T25">System.</text:span><text:span text:style-name="T10">getProperty</text:span><text:span text:style-name="T25">(</text:span><text:span text:style-name="T38">"user.name"</text:span><text:span text:style-name="T25">)</text:span>).load("<text:span text:style-name="T57">./MustangGnuaccountingBeispielRE-20171118_506blanko.pdf</text:span>");</text:p>
      <text:p text:style-name="P13"><text:span text:style-name="T4"><text:tab/><text:tab/><text:tab/>System.</text:span><text:span text:style-name="T42">out</text:span><text:span text:style-name="T4">.println(</text:span><text:span text:style-name="T27">"</text:span><text:span text:style-name="T37">Hänge</text:span><text:span text:style-name="T27"> ZUGFeRD-</text:span><text:span text:style-name="T37">D</text:span><text:span text:style-name="T27">at</text:span><text:span text:style-name="T37">ei an</text:span><text:span text:style-name="T27">"</text:span><text:span text:style-name="T4">);</text:span></text:p>
      <text:p text:style-name="P13"><text:span text:style-name="T4"><text:tab/><text:tab/><text:tab/>String </text:span><text:span text:style-name="T46">ownZUGFeRDXML</text:span><text:span text:style-name="T4"> = </text:span><text:span text:style-name="T27">"&lt;rsm:CrossIndustryDocument&gt;&lt;/rsm:CrossIndustryDocument&gt;"</text:span><text:span text:style-name="T4">;</text:span></text:p>
      <text:p text:style-name="P13"><text:span text:style-name="T4"><text:tab/><text:tab/><text:tab/></text:span><text:span text:style-name="T46">ze</text:span><text:span text:style-name="T4">.setZUGFeRDXMLData(</text:span><text:span text:style-name="T46">ownZUGFeRDXML</text:span><text:span text:style-name="T4">.getBytes());</text:span></text:p>
      <text:p text:style-name="P13"><text:span text:style-name="T4"><text:tab/><text:tab/><text:tab/>System.</text:span><text:span text:style-name="T42">out</text:span><text:span text:style-name="T4">.println(</text:span><text:span text:style-name="T27">"</text:span><text:span text:style-name="T37">Schreibe</text:span><text:span text:style-name="T27"> ZUGFeRD-PDF"</text:span><text:span text:style-name="T4">);</text:span></text:p>
      <text:p text:style-name="P13"><text:span text:style-name="T4"><text:tab/><text:tab/><text:tab/></text:span><text:span text:style-name="T46">ze</text:span><text:span text:style-name="T4">.export(</text:span><text:span text:style-name="T27">"./Target.pdf"</text:span><text:span text:style-name="T4">);</text:span></text:p>
      <text:p text:style-name="P13"><text:span text:style-name="T4"><text:tab/><text:tab/><text:tab/>System.</text:span><text:span text:style-name="T42">out</text:span><text:span text:style-name="T4">.println(</text:span><text:span text:style-name="T27">"</text:span><text:span text:style-name="T37">Fertig.</text:span><text:span text:style-name="T27">"</text:span><text:span text:style-name="T4">);</text:span></text:p>
      <text:p text:style-name="P7"/>
      <text:p text:style-name="P13"><text:span text:style-name="T4"><text:tab/><text:tab/>} </text:span><text:span text:style-name="T1">catch</text:span><text:span text:style-name="T4"> (IOException </text:span><text:span text:style-name="T46">e</text:span><text:span text:style-name="T4">) {</text:span></text:p>
      <text:p text:style-name="P13"><text:span text:style-name="T4"><text:tab/><text:tab/><text:tab/></text:span><text:span text:style-name="T46">e</text:span><text:span text:style-name="T4">.printStackTrace();</text:span></text:p>
      <text:p text:style-name="P14"><text:span text:style-name="T4"><text:tab/><text:tab/></text:span><text:span text:style-name="T15">}</text:span></text:p>
      <text:p text:style-name="P15"><text:span text:style-name="T4">Mustangproject prüft, die Eingabedatei auf einigermaßen korrektes PDF/A ist und dass die XML-Daten mindestens &lt;rsm:CrossIndustry <text:s/>enthalten was auf ZF1- (</text:span><text:span text:style-name="T26">CrossIndustryDocument</text:span><text:span text:style-name="T4">) und ZF2-Daten (</text:span><text:span text:style-name="T26">CrossIndustryInvoice</text:span><text:span text:style-name="T4">) zutrifft.</text:span></text:p>
      <text:h text:style-name="P39" text:outline-level="3"><text:bookmark-start text:name="__RefHeading__3566_2068240485"/><text:soft-page-break/>Zusatzfunktionen<text:bookmark-end text:name="__RefHeading__3566_2068240485"/></text:h>
      <text:list xml:id="list490318170" text:style-name="L4">
        <text:list-item>
          <text:p text:style-name="P49"><text:span text:style-name="T18">ZUGFeRDExporter.setTest()</text:span><text:span text:style-name="T13"> setzt ein Attribut im ZUGFeRD-XML, das benutzt wird um eine Testrechnung auszuzeichnen.</text:span></text:p>
        </text:list-item>
        <text:list-item>
          <text:p text:style-name="P49"><text:span text:style-name="T18">ZUGFeRDExporter.ignoreA1Errors()</text:span><text:span text:style-name="T16"> </text:span><text:span text:style-name="T13">überspringt die Überprüfung der Eingangsdatei auf PDF/A-1-Fehler</text:span></text:p>
        </text:list-item>
        <text:list-item>
          <text:p text:style-name="P50"><text:span text:style-name="T12">Ein erster Versuch bestehendes ZUGFeRD1-XML in 2 zu konvertieren kann mit</text:span><text:span text:style-name="T17"> </text:span><text:span text:style-name="T19">String facturx=new ZUGFeRDMigrator().migrateFromV1ToV2(zugferdInvoice); </text:span><text:span text:style-name="T12">begonnen werd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Mono1" svg:font-family="'Liberation Mono'"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8</text:page-number><text:s/>von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chen Staerk</meta:initial-creator>
    <meta:creation-date>2014-05-29T15:44:42</meta:creation-date>
    <dc:date>2018-01-14T23:46:18.223337305</dc:date>
    <meta:editing-duration>PT18H31M22S</meta:editing-duration>
    <meta:editing-cycles>106</meta:editing-cycles>
    <meta:generator>LibreOffice/5.4.0.3$MacOSX_X86_64 LibreOffice_project/7556cbc6811c9d992f4064ab9287069087d7f62c</meta:generator>
    <meta:document-statistic meta:table-count="1" meta:image-count="0" meta:object-count="0" meta:page-count="8" meta:paragraph-count="282" meta:word-count="1377" meta:character-count="12800" meta:non-whitespace-character-count="11542"/>
    <meta:user-defined meta:name="state">defaultstate</meta:user-defined>
  </office:meta>
</office:document-meta>
</file>